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99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 fo:background-color="#FF9900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9900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e7" style:family="table-cell" style:parent-style-name="Default" style:data-style-name="N0">
      <style:table-cell-properties fo:background-color="#CCCCFF"/>
    </style:style>
    <style:style style:name="ce8" style:family="table-cell" style:parent-style-name="Default" style:data-style-name="N3">
      <style:table-cell-properties fo:background-color="#CCCCFF"/>
    </style:style>
    <style:style style:name="ce9" style:family="table-cell" style:parent-style-name="Default" style:data-style-name="N0">
      <style:table-cell-properties style:vertical-align="automatic" fo:background-color="#CCCCFF" style:repeat-content="false"/>
      <style:paragraph-properties fo:text-align="start" fo:margin-left="0cm"/>
    </style:style>
    <style:style style:name="ce10" style:family="table-cell" style:parent-style-name="Default" style:data-style-name="N3">
      <style:table-cell-properties fo:background-color="#FFFF00"/>
    </style:style>
    <style:style style:name="ce11" style:family="table-cell" style:parent-style-name="Default" style:data-style-name="N0">
      <style:table-cell-properties fo:background-color="#CCCCFF"/>
      <style:text-properties fo:font-size="6pt" style:font-size-asian="6pt" style:font-size-complex="6pt"/>
    </style:style>
    <style:style style:name="ce12" style:family="table-cell" style:parent-style-name="Default" style:data-style-name="N0">
      <style:table-cell-properties fo:border="thin solid #000000" style:vertical-align="automatic" fo:background-color="#00CC00" style:cell-protect="protected"/>
    </style:style>
    <style:style style:name="ce13" style:family="table-cell" style:parent-style-name="Default" style:data-style-name="N0">
      <style:text-properties fo:color="#FF3333"/>
    </style:style>
    <style:style style:name="ce14" style:family="table-cell" style:parent-style-name="Default" style:data-style-name="N40">
      <style:table-cell-properties fo:background-color="#CCCCFF"/>
    </style:style>
    <style:style style:name="ce15" style:family="table-cell" style:parent-style-name="Default" style:data-style-name="N39">
      <style:table-cell-properties fo:background-color="#CCCCFF"/>
    </style:style>
    <style:style style:name="ce16" style:family="table-cell" style:parent-style-name="Default" style:data-style-name="N3"/>
    <style:style style:name="ce17" style:family="table-cell" style:parent-style-name="Default" style:data-style-name="N0">
      <style:table-cell-properties fo:background-color="#CCCCFF"/>
    </style:style>
    <style:style style:name="ce18" style:family="table-cell" style:parent-style-name="Default" style:data-style-name="N14">
      <style:table-cell-properties fo:background-color="#CCCCFF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0" style:family="table-cell" style:parent-style-name="Default" style:data-style-name="N41">
      <style:table-cell-properties fo:border-top="thin solid #000000" fo:border-bottom="thin solid #000000" fo:border-left="thin solid #000000" fo:border-right="none" fo:background-color="#CCCCFF"/>
      <style:text-properties fo:font-weight="bold" style:font-weight-asian="bold" style:font-weight-complex="bold"/>
    </style:style>
    <style:style style:name="ce21" style:family="table-cell" style:parent-style-name="Default" style:data-style-name="N41">
      <style:table-cell-properties fo:border-top="thin solid #000000" fo:border-bottom="thin solid #000000" fo:border-left="none" fo:border-right="none" fo:background-color="#CCCCFF"/>
      <style:text-properties fo:font-weight="bold" style:font-weight-asian="bold" style:font-weight-complex="bold"/>
    </style:style>
    <style:style style:name="ce22" style:family="table-cell" style:parent-style-name="Default" style:data-style-name="N41">
      <style:table-cell-properties fo:border-top="thin solid #000000" fo:border-bottom="thin solid #000000" fo:border-left="none" fo:border-right="thin solid #000000" fo:background-color="#CCCCFF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fo:background-color="#CCCCFF" style:repeat-content="false"/>
      <style:paragraph-properties fo:text-align="start" fo:margin-left="0cm"/>
      <style:text-properties fo:font-size="12pt" style:font-size-asian="12pt" style:font-size-complex="12pt"/>
    </style:style>
    <style:style style:name="ce24" style:family="table-cell" style:parent-style-name="Default" style:data-style-name="N14">
      <style:table-cell-properties fo:border="thin solid #000000" fo:background-color="#00CCCC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99CC99"/>
    </style:style>
    <style:style style:name="ce26" style:family="table-cell" style:parent-style-name="Default" style:data-style-name="N3">
      <style:table-cell-properties fo:background-color="#99CC99"/>
    </style:style>
    <style:style style:name="ce27" style:family="table-cell" style:parent-style-name="Default" style:data-style-name="N39">
      <style:table-cell-properties fo:background-color="#99CC99"/>
    </style:style>
    <style:style style:name="ce28" style:family="table-cell" style:parent-style-name="Default" style:data-style-name="N41">
      <style:table-cell-properties fo:border-top="thin solid #000000" fo:border-bottom="thin solid #000000" fo:border-left="thin solid #000000" fo:border-right="none" fo:background-color="#99CC99"/>
      <style:text-properties fo:font-weight="bold" style:font-weight-asian="bold" style:font-weight-complex="bold"/>
    </style:style>
    <style:style style:name="ce29" style:family="table-cell" style:parent-style-name="Default" style:data-style-name="N41">
      <style:table-cell-properties fo:border-top="thin solid #000000" fo:border-bottom="thin solid #000000" fo:border-left="none" fo:border-right="none" fo:background-color="#99CC99"/>
      <style:text-properties fo:font-weight="bold" style:font-weight-asian="bold" style:font-weight-complex="bold"/>
    </style:style>
    <style:style style:name="ce30" style:family="table-cell" style:parent-style-name="Default" style:data-style-name="N41">
      <style:table-cell-properties fo:border-top="thin solid #000000" fo:border-bottom="thin solid #000000" fo:border-left="none" fo:border-right="thin solid #000000" fo:background-color="#99CC99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#99CC99"/>
      <style:text-properties fo:font-size="12pt" style:font-size-asian="12pt" style:font-size-complex="12pt"/>
    </style:style>
    <style:style style:name="ce32" style:family="table-cell" style:parent-style-name="Default" style:data-style-name="N41">
      <style:table-cell-properties fo:border-top="thin solid #000000" fo:border-bottom="thin solid #000000" fo:border-left="thin solid #000000" fo:border-right="none" fo:background-color="#00CC00"/>
      <style:text-properties fo:font-weight="bold" style:font-weight-asian="bold" style:font-weight-complex="bold"/>
    </style:style>
    <style:style style:name="ce33" style:family="table-cell" style:parent-style-name="Default" style:data-style-name="N42">
      <style:table-cell-properties fo:background-color="#99CC99"/>
    </style:style>
    <style:style style:name="ce34" style:family="table-cell" style:parent-style-name="Default" style:data-style-name="N3">
      <style:table-cell-properties fo:border-top="thin solid #000000" fo:border-bottom="thin solid #000000" fo:border-left="thin solid #000000" fo:border-right="none" fo:background-color="#00CC00"/>
      <style:text-properties fo:font-weight="bold" style:font-weight-asian="bold" style:font-weight-complex="bold"/>
    </style:style>
    <style:style style:name="ce35" style:family="table-cell" style:parent-style-name="Default" style:data-style-name="N0"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ce36" style:family="table-cell" style:parent-style-name="Default" style:data-style-name="N38">
      <style:table-cell-properties style:vertical-align="automatic" style:repeat-content="false"/>
      <style:paragraph-properties fo:text-align="end" fo:margin-right="0cm"/>
    </style:style>
    <style:style style:name="ce37" style:family="table-cell" style:parent-style-name="Default" style:data-style-name="N39">
      <style:table-cell-properties style:vertical-align="automatic" style:repeat-content="false"/>
      <style:paragraph-properties fo:text-align="end" fo:margin-right="0cm"/>
    </style:style>
    <style:style style:name="ce38" style:family="table-cell" style:parent-style-name="Default" style:data-style-name="N14"/>
    <style:style style:name="ce39" style:family="table-cell" style:parent-style-name="Default" style:data-style-name="N0">
      <style:table-cell-properties style:vertical-align="automatic" fo:background-color="#FFFF00" style:cell-protect="protected"/>
    </style:style>
    <style:style style:name="ce40" style:family="table-cell" style:parent-style-name="Default" style:data-style-name="N43">
      <style:table-cell-properties style:vertical-align="automatic" style:repeat-content="false"/>
      <style:paragraph-properties fo:text-align="end" fo:margin-right="0cm"/>
    </style:style>
    <style:style style:name="ce41" style:family="table-cell" style:parent-style-name="Default" style:data-style-name="N3">
      <style:table-cell-properties fo:border-top="thin solid #000000" fo:border-bottom="none" fo:border-left="none" fo:border-right="none"/>
    </style:style>
    <style:style style:name="ce42" style:family="table-cell" style:parent-style-name="Default" style:data-style-name="N1"/>
    <style:style style:name="ce43" style:family="table-cell" style:parent-style-name="Default" style:data-style-name="N13"/>
    <style:style style:name="ce44" style:family="table-cell" style:parent-style-name="Default" style:data-style-name="N4"/>
    <style:style style:name="ce45" style:family="table-cell" style:parent-style-name="Default" style:data-style-name="N36"/>
    <style:style style:name="ce46" style:family="table-cell" style:parent-style-name="Default" style:data-style-name="N37"/>
    <style:style style:name="ce4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8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49" style:family="table-cell" style:parent-style-name="Default" style:data-style-name="N38"/>
    <style:style style:name="ce50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51" style:family="table-cell" style:parent-style-name="Default" style:data-style-name="N39"/>
    <style:style style:name="ce52" style:family="table-cell" style:parent-style-name="Default" style:data-style-name="N0">
      <style:text-properties fo:font-size="6pt" style:font-size-asian="6pt" style:font-size-complex="6pt"/>
    </style:style>
    <style:style style:name="ce53" style:family="table-cell" style:parent-style-name="Default" style:data-style-name="N4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e54" style:family="table-cell" style:parent-style-name="Default" style:data-style-name="N2"/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7.09083333333333cm"/>
    </style:style>
    <style:style style:name="co2" style:family="table-column">
      <style:table-column-properties fo:break-before="auto" style:column-width="3.51895833333333cm"/>
    </style:style>
    <style:style style:name="co3" style:family="table-column">
      <style:table-column-properties fo:break-before="auto" style:column-width="3.413125cm"/>
    </style:style>
    <style:style style:name="co4" style:family="table-column">
      <style:table-column-properties fo:break-before="auto" style:column-width="0.582083333333333cm"/>
    </style:style>
    <style:style style:name="co5" style:family="table-column">
      <style:table-column-properties fo:break-before="auto" style:column-width="3.75708333333333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4.524375cm" style:use-optimal-column-width="true"/>
    </style:style>
    <style:style style:name="co9" style:family="table-column">
      <style:table-column-properties fo:break-before="auto" style:column-width="8.83708333333333cm"/>
    </style:style>
    <style:style style:name="co10" style:family="table-column">
      <style:table-column-properties fo:break-before="auto" style:column-width="3.175cm"/>
    </style:style>
    <style:style style:name="co11" style:family="table-column">
      <style:table-column-properties fo:break-before="auto" style:column-width="5.42395833333333cm"/>
    </style:style>
    <style:style style:name="co12" style:family="table-column">
      <style:table-column-properties fo:break-before="auto" style:column-width="3.12208333333333cm"/>
    </style:style>
    <style:style style:name="co13" style:family="table-column">
      <style:table-column-properties fo:break-before="auto" style:column-width="4.81541666666667cm"/>
    </style:style>
    <style:style style:name="co14" style:family="table-column">
      <style:table-column-properties fo:break-before="auto" style:column-width="3.730625cm"/>
    </style:style>
    <style:style style:name="co15" style:family="table-column">
      <style:table-column-properties fo:break-before="auto" style:column-width="4.28625cm"/>
    </style:style>
    <style:style style:name="co16" style:family="table-column">
      <style:table-column-properties fo:break-before="auto" style:column-width="3.28083333333333cm"/>
    </style:style>
    <style:style style:name="co17" style:family="table-column">
      <style:table-column-properties fo:break-before="auto" style:column-width="3.38666666666667cm"/>
    </style:style>
    <style:style style:name="co18" style:family="table-column">
      <style:table-column-properties fo:break-before="auto" style:column-width="3.9158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5.6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76.5pt" style:use-optimal-row-height="true" fo:break-before="auto"/>
    </style:style>
    <style:style style:name="ro7" style:family="table-row">
      <style:table-row-properties style:row-height="63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Model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5" table:default-cell-style-name="ce1"/>
        <table:table-column table:style-name="co7" table:number-columns-repeated="16370" table:default-cell-style-name="ce1"/>
        <table:table-row table:style-name="ro1">
          <table:table-cell table:style-name="ce1"/>
          <table:table-cell office:value-type="float" office:value="2024" table:style-name="ce2">
            <text:p>2024</text:p>
          </table:table-cell>
          <table:table-cell office:value-type="float" office:value="2025" table:style-name="ce3">
            <text:p>2025</text:p>
          </table:table-cell>
          <table:table-cell office:value-type="float" office:value="2026" table:formula="of:=[.C1]+1" table:style-name="ce3">
            <text:p>2026</text:p>
          </table:table-cell>
          <table:table-cell office:value-type="float" office:value="2027" table:formula="of:=[.D1]+1" table:style-name="ce3">
            <text:p>2027</text:p>
          </table:table-cell>
          <table:table-cell office:value-type="float" office:value="2028" table:formula="of:=[.E1]+1" table:style-name="ce3">
            <text:p>2028</text:p>
          </table:table-cell>
          <table:table-cell office:value-type="float" office:value="2029" table:formula="of:=[.F1]+1" table:style-name="ce4">
            <text:p>2029</text:p>
          </table:table-cell>
          <table:table-cell table:style-name="ce1"/>
          <table:table-cell office:value-type="string" table:style-name="ce1">
            <text:p>Scourc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5">
            <text:p>Prosperity Pl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orld Population</text:p>
          </table:table-cell>
          <table:table-cell table:style-name="ce1"/>
          <table:table-cell office:value-type="string" table:style-name="ce6">
            <text:p>8,191,988,453</text:p>
          </table:table-cell>
          <table:table-cell office:value-type="string" table:style-name="ce6">
            <text:p>8,264,364,509</text:p>
          </table:table-cell>
          <table:table-cell office:value-type="string" table:style-name="ce6">
            <text:p>8,335,977,671</text:p>
          </table:table-cell>
          <table:table-cell office:value-type="string" table:style-name="ce6">
            <text:p>8,406,828,792</text:p>
          </table:table-cell>
          <table:table-cell office:value-type="string" table:style-name="ce6">
            <text:p>8,476,889,39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orld banK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owth Rate</text:p>
          </table:table-cell>
          <table:table-cell table:style-name="ce1"/>
          <table:table-cell office:value-type="string" table:style-name="ce6">
            <text:p>0.90 %</text:p>
          </table:table-cell>
          <table:table-cell office:value-type="string" table:style-name="ce6">
            <text:p>0.88 %</text:p>
          </table:table-cell>
          <table:table-cell office:value-type="string" table:style-name="ce6">
            <text:p>0.87 %</text:p>
          </table:table-cell>
          <table:table-cell office:value-type="string" table:style-name="ce6">
            <text:p>0.85 %</text:p>
          </table:table-cell>
          <table:table-cell office:value-type="string" table:style-name="ce6">
            <text:p>0.83 %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SA Population</text:p>
          </table:table-cell>
          <table:table-cell office:value-type="float" office:value="61929221" table:style-name="ce8">
            <text:p>61,929,221</text:p>
          </table:table-cell>
          <table:table-cell table:number-columns-repeated="5" table:style-name="ce7"/>
          <table:table-cell office:value-type="float" office:value="2" table:style-name="ce1">
            <text:p>2</text:p>
          </table:table-cell>
          <table:table-cell office:value-type="string" table:style-name="ce1">
            <text:p>Stats SA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9">
            <text:p>SA labor market entrants</text:p>
          </table:table-cell>
          <table:table-cell table:style-name="ce7"/>
          <table:table-cell office:value-type="float" office:value="1077568.4454000001" table:formula="of:=0.087*[.$B$6]/5" table:style-name="ce8">
            <text:p>1,077,568</text:p>
          </table:table-cell>
          <table:table-cell office:value-type="float" office:value="1077568.4454000001" table:formula="of:=0.087*[.$B$6]/5" table:style-name="ce8">
            <text:p>1,077,568</text:p>
          </table:table-cell>
          <table:table-cell office:value-type="float" office:value="1077568.4454000001" table:formula="of:=0.087*[.$B$6]/5" table:style-name="ce8">
            <text:p>1,077,568</text:p>
          </table:table-cell>
          <table:table-cell office:value-type="float" office:value="1077568.4454000001" table:formula="of:=0.087*[.$B$6]/5" table:style-name="ce8">
            <text:p>1,077,568</text:p>
          </table:table-cell>
          <table:table-cell office:value-type="float" office:value="1077568.4454000001" table:formula="of:=0.087*[.$B$6]/5" table:style-name="ce8">
            <text:p>1,077,56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educed from SA Population Pyramid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7">
            <text:p>African Job Seeksers</text:p>
          </table:table-cell>
          <table:table-cell table:style-name="ce7"/>
          <table:table-cell office:value-type="float" office:value="359052.47400000005" table:formula="of:=[.$D$100]" table:style-name="ce8">
            <text:p>359,052</text:p>
          </table:table-cell>
          <table:table-cell office:value-type="float" office:value="359052.47400000005" table:formula="of:=[.$D$100]" table:style-name="ce8">
            <text:p>359,052</text:p>
          </table:table-cell>
          <table:table-cell office:value-type="float" office:value="359052.47400000005" table:formula="of:=[.$D$100]" table:style-name="ce8">
            <text:p>359,052</text:p>
          </table:table-cell>
          <table:table-cell office:value-type="float" office:value="359052.47400000005" table:formula="of:=[.$D$100]" table:style-name="ce8">
            <text:p>359,052</text:p>
          </table:table-cell>
          <table:table-cell office:value-type="float" office:value="359052.47400000005" table:formula="of:=[.$D$100]" table:style-name="ce8">
            <text:p>359,05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educed from Zim Population Pyramid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Western Cape Unemploy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">
            <text:p>Population</text:p>
          </table:table-cell>
          <table:table-cell office:value-type="float" office:value="5035000" table:style-name="ce8">
            <text:p>5,035,000</text:p>
          </table:table-cell>
          <table:table-cell table:number-columns-repeated="5" table:style-name="ce7"/>
          <table:table-cell office:value-type="float" office:value="5" table:style-name="ce1">
            <text:p>5</text:p>
          </table:table-cell>
          <table:table-cell office:value-type="string" table:style-name="ce1">
            <text:p>Quarterly Labor market survey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7">
            <text:p>Labor Force</text:p>
          </table:table-cell>
          <table:table-cell office:value-type="float" office:value="3486000" table:style-name="ce8">
            <text:p>3,486,000</text:p>
          </table:table-cell>
          <table:table-cell table:number-columns-repeated="5" table:style-name="ce7"/>
          <table:table-cell office:value-type="float" office:value="6" table:style-name="ce1">
            <text:p>6</text:p>
          </table:table-cell>
          <table:table-cell office:value-type="string" table:style-name="ce1">
            <text:p>Quarterly Labor market survey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7">
            <text:p>Employed</text:p>
          </table:table-cell>
          <table:table-cell office:value-type="float" office:value="2740000" table:style-name="ce8">
            <text:p>2,740,000</text:p>
          </table:table-cell>
          <table:table-cell table:number-columns-repeated="5" table:style-name="ce7"/>
          <table:table-cell office:value-type="float" office:value="7" table:style-name="ce1">
            <text:p>7</text:p>
          </table:table-cell>
          <table:table-cell office:value-type="string" table:style-name="ce1">
            <text:p>Quarterly Labor market survey</text:p>
          </table:table-cell>
          <table:table-cell table:number-columns-repeated="5" table:style-name="ce6"/>
          <table:table-cell table:number-columns-repeated="16370"/>
        </table:table-row>
        <table:table-row table:style-name="ro1">
          <table:table-cell office:value-type="string" table:style-name="ce7">
            <text:p>Unemployed</text:p>
          </table:table-cell>
          <table:table-cell office:value-type="float" office:value="745000" table:style-name="ce8">
            <text:p>745,000</text:p>
          </table:table-cell>
          <table:table-cell table:number-columns-repeated="5" table:style-name="ce7"/>
          <table:table-cell office:value-type="float" office:value="8" table:style-name="ce1">
            <text:p>8</text:p>
          </table:table-cell>
          <table:table-cell office:value-type="string" table:style-name="ce1">
            <text:p>Quarterly Labor market survey</text:p>
          </table:table-cell>
          <table:table-cell table:number-columns-repeated="5" table:style-name="ce6"/>
          <table:table-cell table:number-columns-repeated="16370"/>
        </table:table-row>
        <table:table-row table:style-name="ro1">
          <table:table-cell office:value-type="string" table:style-name="ce7">
            <text:p>Discouraged workseekers</text:p>
          </table:table-cell>
          <table:table-cell office:value-type="float" office:value="125000" table:style-name="ce8">
            <text:p>125,000</text:p>
          </table:table-cell>
          <table:table-cell table:number-columns-repeated="5" table:style-name="ce7"/>
          <table:table-cell office:value-type="float" office:value="9" table:style-name="ce1">
            <text:p>9</text:p>
          </table:table-cell>
          <table:table-cell office:value-type="string" table:style-name="ce1">
            <text:p>Quarterly Labor market survey</text:p>
          </table:table-cell>
          <table:table-cell table:number-columns-repeated="5" table:style-name="ce6"/>
          <table:table-cell table:number-columns-repeated="16370"/>
        </table:table-row>
        <table:table-row table:style-name="ro1">
          <table:table-cell office:value-type="string" table:style-name="ce7">
            <text:p>Not economically active</text:p>
          </table:table-cell>
          <table:table-cell office:value-type="float" office:value="1425000" table:style-name="ce8">
            <text:p>1,425,000</text:p>
          </table:table-cell>
          <table:table-cell table:number-columns-repeated="5" table:style-name="ce7"/>
          <table:table-cell office:value-type="float" office:value="10" table:style-name="ce1">
            <text:p>10</text:p>
          </table:table-cell>
          <table:table-cell office:value-type="string" table:style-name="ce1">
            <text:p>Quarterly Labor market survey</text:p>
          </table:table-cell>
          <table:table-cell table:number-columns-repeated="5" table:style-name="ce6"/>
          <table:table-cell table:number-columns-repeated="16370"/>
        </table:table-row>
        <table:table-row table:style-name="ro1">
          <table:table-cell office:value-type="string" table:style-name="ce7">
            <text:p>Number of Jobs created by a remote worker</text:p>
          </table:table-cell>
          <table:table-cell office:value-type="float" office:value="2" table:style-name="ce10">
            <text:p>2</text:p>
          </table:table-cell>
          <table:table-cell table:number-columns-repeated="5" table:style-name="ce7"/>
          <table:table-cell office:value-type="float" office:value="11" table:style-name="ce1">
            <text:p>11</text:p>
          </table:table-cell>
          <table:table-cell office:value-type="string" table:style-name="ce1">
            <text:p>Deduced</text:p>
          </table:table-cell>
          <table:table-cell table:number-columns-repeated="5" table:style-name="ce6"/>
          <table:table-cell table:number-columns-repeated="16370"/>
        </table:table-row>
        <table:table-row table:style-name="ro1">
          <table:table-cell table:style-name="ce7"/>
          <table:table-cell table:style-name="ce8"/>
          <table:table-cell table:number-columns-repeated="5" table:style-name="ce7"/>
          <table:table-cell table:number-columns-repeated="2" table:style-name="ce1"/>
          <table:table-cell table:number-columns-repeated="5" table:style-name="ce6"/>
          <table:table-cell table:number-columns-repeated="16370"/>
        </table:table-row>
        <table:table-row table:style-name="ro1">
          <table:table-cell office:value-type="string" table:style-name="ce7">
            <text:p>New Job seekers</text:p>
          </table:table-cell>
          <table:table-cell table:style-name="ce7"/>
          <table:table-cell office:value-type="float" office:value="195380" table:style-name="ce8">
            <text:p>195,380</text:p>
          </table:table-cell>
          <table:table-cell office:value-type="float" office:value="195380" table:style-name="ce8">
            <text:p>195,380</text:p>
          </table:table-cell>
          <table:table-cell office:value-type="float" office:value="195380" table:style-name="ce8">
            <text:p>195,380</text:p>
          </table:table-cell>
          <table:table-cell office:value-type="float" office:value="195380" table:style-name="ce8">
            <text:p>195,380</text:p>
          </table:table-cell>
          <table:table-cell office:value-type="float" office:value="195380" table:style-name="ce8">
            <text:p>195,38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Deduced</text:p>
          </table:table-cell>
          <table:table-cell table:number-columns-repeated="5" table:style-name="ce6"/>
          <table:table-cell table:number-columns-repeated="16370"/>
        </table:table-row>
        <table:table-row table:style-name="ro1">
          <table:table-cell office:value-type="string" table:style-name="ce7">
            <text:p>Jobs Created by Status Quo</text:p>
          </table:table-cell>
          <table:table-cell table:style-name="ce7"/>
          <table:table-cell office:value-type="float" office:value="82000" table:style-name="ce8">
            <text:p>82,000</text:p>
          </table:table-cell>
          <table:table-cell office:value-type="float" office:value="84296" table:formula="of:=[.C20]*(1.028)" table:style-name="ce8">
            <text:p>84,296</text:p>
          </table:table-cell>
          <table:table-cell office:value-type="float" office:value="86656.288" table:formula="of:=[.D20]*(1.028)" table:style-name="ce8">
            <text:p>86,656</text:p>
          </table:table-cell>
          <table:table-cell office:value-type="float" office:value="89082.664063999997" table:formula="of:=[.E20]*(1.028)" table:style-name="ce8">
            <text:p>89,083</text:p>
          </table:table-cell>
          <table:table-cell office:value-type="float" office:value="91576.978657792002" table:formula="of:=[.F20]*(1.028)" table:style-name="ce8">
            <text:p>91,57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Deduced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7">
            <text:p>Cumulative Jobs Required</text:p>
          </table:table-cell>
          <table:table-cell office:value-type="float" office:value="0" table:formula="of:=[.B11]-SUM([.B13:.B16])" table:style-name="ce11">
            <text:p>0</text:p>
          </table:table-cell>
          <table:table-cell office:value-type="float" office:value="983380" table:formula="of:=[.C19]+[.B14]+[.B15]-[.C20]" table:style-name="ce8">
            <text:p>983,380</text:p>
          </table:table-cell>
          <table:table-cell office:value-type="float" office:value="1094464" table:formula="of:=[.D19]+[.C21]-[.D20]" table:style-name="ce8">
            <text:p>1,094,464</text:p>
          </table:table-cell>
          <table:table-cell office:value-type="float" office:value="1203187.7120000001" table:formula="of:=[.E19]+[.D21]-[.E20]" table:style-name="ce8">
            <text:p>1,203,188</text:p>
          </table:table-cell>
          <table:table-cell office:value-type="float" office:value="1309485.0479360002" table:formula="of:=[.F19]+[.E21]-[.F20]" table:style-name="ce8">
            <text:p>1,309,485</text:p>
          </table:table-cell>
          <table:table-cell office:value-type="float" office:value="1413288.0692782081" table:formula="of:=[.G19]+[.F21]-[.G20]" table:style-name="ce8">
            <text:p>1,413,28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Calculation</text:p>
          </table:table-cell>
          <table:table-cell table:number-columns-repeated="5" table:style-name="ce6"/>
          <table:table-cell table:number-columns-repeated="16370"/>
        </table:table-row>
        <table:table-row table:style-name="ro1">
          <table:table-cell office:value-type="string" table:style-name="ce7">
            <text:p>Incoming remote worker</text:p>
          </table:table-cell>
          <table:table-cell table:style-name="ce7"/>
          <table:table-cell office:value-type="float" office:value="100000" table:style-name="ce10">
            <text:p>100,000</text:p>
          </table:table-cell>
          <table:table-cell office:value-type="float" office:value="150000" table:style-name="ce10">
            <text:p>150,000</text:p>
          </table:table-cell>
          <table:table-cell office:value-type="float" office:value="150000" table:style-name="ce10">
            <text:p>150,000</text:p>
          </table:table-cell>
          <table:table-cell office:value-type="float" office:value="150000" table:style-name="ce10">
            <text:p>150,000</text:p>
          </table:table-cell>
          <table:table-cell office:value-type="float" office:value="150000" table:style-name="ce10">
            <text:p>150,00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educed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7">
            <text:p>Cumulative incoming Workers</text:p>
          </table:table-cell>
          <table:table-cell table:style-name="ce7"/>
          <table:table-cell office:value-type="float" office:value="100000" table:formula="of:=[.C22]" table:style-name="ce8">
            <text:p>100,000</text:p>
          </table:table-cell>
          <table:table-cell office:value-type="float" office:value="250000" table:formula="of:=[.C23]+[.D22]" table:style-name="ce8">
            <text:p>250,000</text:p>
          </table:table-cell>
          <table:table-cell office:value-type="float" office:value="400000" table:formula="of:=[.D23]+[.E22]" table:style-name="ce8">
            <text:p>400,000</text:p>
          </table:table-cell>
          <table:table-cell office:value-type="float" office:value="550000" table:formula="of:=[.E23]+[.F22]" table:style-name="ce8">
            <text:p>550,000</text:p>
          </table:table-cell>
          <table:table-cell office:value-type="float" office:value="700000" table:formula="of:=[.F23]+[.G22]" table:style-name="ce8">
            <text:p>700,000</text:p>
          </table:table-cell>
          <table:table-cell office:value-type="float" office:value="16" table:style-name="ce1">
            <text:p>1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">
            <text:p>New Jobs Created by RWV</text:p>
          </table:table-cell>
          <table:table-cell table:style-name="ce7"/>
          <table:table-cell office:value-type="float" office:value="200000" table:formula="of:=[.C22]*[.$B$17]" table:style-name="ce8">
            <text:p>200,000</text:p>
          </table:table-cell>
          <table:table-cell office:value-type="float" office:value="300000" table:formula="of:=[.D22]*[.$B$17]" table:style-name="ce8">
            <text:p>300,000</text:p>
          </table:table-cell>
          <table:table-cell office:value-type="float" office:value="300000" table:formula="of:=[.E22]*[.$B$17]" table:style-name="ce8">
            <text:p>300,000</text:p>
          </table:table-cell>
          <table:table-cell office:value-type="float" office:value="300000" table:formula="of:=[.F22]*[.$B$17]" table:style-name="ce8">
            <text:p>300,000</text:p>
          </table:table-cell>
          <table:table-cell office:value-type="float" office:value="300000" table:formula="of:=[.G22]*[.$B$17]" table:style-name="ce8">
            <text:p>300,00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lculation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7">
            <text:p>Cum New Jobs Created by RWV</text:p>
          </table:table-cell>
          <table:table-cell table:style-name="ce7"/>
          <table:table-cell office:value-type="float" office:value="200000" table:formula="of:=[.C24]" table:style-name="ce8">
            <text:p>200,000</text:p>
          </table:table-cell>
          <table:table-cell office:value-type="float" office:value="500000" table:formula="of:=[.D24]+[.C25]" table:style-name="ce8">
            <text:p>500,000</text:p>
          </table:table-cell>
          <table:table-cell office:value-type="float" office:value="800000" table:formula="of:=[.E24]+[.D25]" table:style-name="ce8">
            <text:p>800,000</text:p>
          </table:table-cell>
          <table:table-cell office:value-type="float" office:value="1100000" table:formula="of:=[.F24]+[.E25]" table:style-name="ce8">
            <text:p>1,100,000</text:p>
          </table:table-cell>
          <table:table-cell office:value-type="float" office:value="1400000" table:formula="of:=[.G24]+[.F25]" table:style-name="ce8">
            <text:p>1,400,0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7">
            <text:p>Cumulative Jobs Required after RWV</text:p>
          </table:table-cell>
          <table:table-cell table:style-name="ce7"/>
          <table:table-cell office:value-type="float" office:value="783380" table:formula="of:=[.C21]-[.C25]" table:style-name="ce8">
            <text:p>783,380</text:p>
          </table:table-cell>
          <table:table-cell office:value-type="float" office:value="594464" table:formula="of:=[.D21]-[.D25]" table:style-name="ce8">
            <text:p>594,464</text:p>
          </table:table-cell>
          <table:table-cell office:value-type="float" office:value="403187.71200000006" table:formula="of:=[.E21]-[.E25]" table:style-name="ce8">
            <text:p>403,188</text:p>
          </table:table-cell>
          <table:table-cell office:value-type="float" office:value="209485.04793600016" table:formula="of:=[.F21]-[.F25]" table:style-name="ce8">
            <text:p>209,485</text:p>
          </table:table-cell>
          <table:table-cell office:value-type="float" office:value="13288.069278208073" table:formula="of:=[.G21]-[.G25]" table:style-name="ce8">
            <text:p>13,288</text:p>
          </table:table-cell>
          <table:table-cell office:value-type="float" office:value="18" table:style-name="ce12">
            <text:p>18</text:p>
          </table:table-cell>
          <table:table-cell office:value-type="string" table:style-name="ce1">
            <text:p>Calculation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float" office:value="2024" table:style-name="ce2">
            <text:p>2024</text:p>
          </table:table-cell>
          <table:table-cell office:value-type="float" office:value="2025" table:style-name="ce3">
            <text:p>2025</text:p>
          </table:table-cell>
          <table:table-cell office:value-type="float" office:value="2026" table:formula="of:=[.C27]+1" table:style-name="ce3">
            <text:p>2026</text:p>
          </table:table-cell>
          <table:table-cell office:value-type="float" office:value="2027" table:formula="of:=[.D27]+1" table:style-name="ce3">
            <text:p>2027</text:p>
          </table:table-cell>
          <table:table-cell office:value-type="float" office:value="2028" table:formula="of:=[.E27]+1" table:style-name="ce3">
            <text:p>2028</text:p>
          </table:table-cell>
          <table:table-cell office:value-type="float" office:value="2029" table:formula="of:=[.F27]+1" table:style-name="ce4">
            <text:p>2029</text:p>
          </table:table-cell>
          <table:table-cell table:style-name="ce1"/>
          <table:table-cell table:style-name="ce13"/>
          <table:table-cell table:number-columns-repeated="16375" table:style-name="ce1"/>
        </table:table-row>
        <table:table-row table:style-name="ro1">
          <table:table-cell office:value-type="string" table:style-name="ce5">
            <text:p>Western Cape GDP Status Qu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9">
            <text:p>South Africa GDP Rand cvurrent prices</text:p>
          </table:table-cell>
          <table:table-cell office:value-type="float" office:value="7346000000000" table:style-name="ce14">
            <text:p>7,346,000,000,000</text:p>
          </table:table-cell>
          <table:table-cell table:number-columns-repeated="5" table:style-name="ce7"/>
          <table:table-cell office:value-type="float" office:value="19" table:style-name="ce1">
            <text:p>19</text:p>
          </table:table-cell>
          <table:table-cell office:value-type="string" table:style-name="ce1">
            <text:p>Treasury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7">
            <text:p>Western Cape (13.6%)</text:p>
          </table:table-cell>
          <table:table-cell office:value-type="float" office:value="999056000000.00012" table:formula="of:=[.B29]*0.136" table:style-name="ce8">
            <text:p>999,056,000,000</text:p>
          </table:table-cell>
          <table:table-cell table:number-columns-repeated="5" table:style-name="ce7"/>
          <table:table-cell office:value-type="float" office:value="20" table:style-name="ce1">
            <text:p>20</text:p>
          </table:table-cell>
          <table:table-cell office:value-type="string" table:style-name="ce1">
            <text:p>Calculated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7">
            <text:p>Real GDP Growth</text:p>
          </table:table-cell>
          <table:table-cell table:style-name="ce15"/>
          <table:table-cell office:value-type="percentage" office:value="1.6E-2" table:formula="of:=0.16/10" table:style-name="ce15">
            <text:p>1.6%</text:p>
          </table:table-cell>
          <table:table-cell office:value-type="percentage" office:value="1.7999999999999999E-2" table:formula="of:=0.018" table:style-name="ce15">
            <text:p>1.8%</text:p>
          </table:table-cell>
          <table:table-cell office:value-type="percentage" office:value="1.7999999999999999E-2" table:formula="of:=0.018" table:style-name="ce15">
            <text:p>1.8%</text:p>
          </table:table-cell>
          <table:table-cell office:value-type="percentage" office:value="1.7999999999999999E-2" table:formula="of:=0.018" table:style-name="ce15">
            <text:p>1.8%</text:p>
          </table:table-cell>
          <table:table-cell office:value-type="percentage" office:value="1.7999999999999999E-2" table:formula="of:=0.018" table:style-name="ce15">
            <text:p>1.8%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Extrapolation of Teasury Forecas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7">
            <text:p>WesternCape GDP (2023 Rand prices)</text:p>
          </table:table-cell>
          <table:table-cell table:style-name="ce7"/>
          <table:table-cell office:value-type="float" office:value="1015040896000.0001" table:formula="of:=[.B30]*(1+[.C31])" table:style-name="ce8">
            <text:p>1,015,040,896,000</text:p>
          </table:table-cell>
          <table:table-cell office:value-type="float" office:value="1033311632128.0001" table:formula="of:=[.C32]*(1+[.D31])" table:style-name="ce8">
            <text:p>1,033,311,632,128</text:p>
          </table:table-cell>
          <table:table-cell office:value-type="float" office:value="1051911241506.3042" table:formula="of:=[.D32]*(1+[.E31])" table:style-name="ce8">
            <text:p>1,051,911,241,506</text:p>
          </table:table-cell>
          <table:table-cell office:value-type="float" office:value="1070845643853.4177" table:formula="of:=[.E32]*(1+[.F31])" table:style-name="ce8">
            <text:p>1,070,845,643,853</text:p>
          </table:table-cell>
          <table:table-cell office:value-type="float" office:value="1090120865442.7793" table:formula="of:=[.F32]*(1+[.G31])" table:style-name="ce8">
            <text:p>1,090,120,865,44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Applying National Average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table:number-columns-repeated="5" table:style-name="ce16"/>
          <table:table-cell table:number-columns-repeated="16377" table:style-name="ce1"/>
        </table:table-row>
        <table:table-row table:style-name="ro1">
          <table:table-cell office:value-type="string" table:style-name="ce5">
            <text:p>Western Cape Popul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Population</text:p>
          </table:table-cell>
          <table:table-cell office:value-type="float" office:value="7433019" table:style-name="ce8">
            <text:p>7,433,019</text:p>
          </table:table-cell>
          <table:table-cell table:number-columns-repeated="5" table:style-name="ce7"/>
          <table:table-cell office:value-type="float" office:value="23" table:style-name="ce1">
            <text:p>23</text:p>
          </table:table-cell>
          <table:table-cell office:value-type="string" table:style-name="ce1">
            <text:p>Stats SA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Population Growth</text:p>
          </table:table-cell>
          <table:table-cell office:value-type="percentage" office:value="1.2999999999999999E-2" table:style-name="ce18">
            <text:p>1.30%</text:p>
          </table:table-cell>
          <table:table-cell office:value-type="percentage" office:value="1.2999999999999999E-2" table:style-name="ce18">
            <text:p>1.30%</text:p>
          </table:table-cell>
          <table:table-cell office:value-type="percentage" office:value="1.2999999999999999E-2" table:style-name="ce18">
            <text:p>1.30%</text:p>
          </table:table-cell>
          <table:table-cell office:value-type="percentage" office:value="1.2999999999999999E-2" table:style-name="ce18">
            <text:p>1.30%</text:p>
          </table:table-cell>
          <table:table-cell office:value-type="percentage" office:value="1.2999999999999999E-2" table:style-name="ce18">
            <text:p>1.30%</text:p>
          </table:table-cell>
          <table:table-cell office:value-type="percentage" office:value="1.2999999999999999E-2" table:style-name="ce18">
            <text:p>1.30%</text:p>
          </table:table-cell>
          <table:table-cell office:value-type="float" office:value="24" table:style-name="ce1">
            <text:p>24</text:p>
          </table:table-cell>
          <table:table-cell office:value-type="string" table:style-name="ce19">
            <text:p>Extrapolated using National Average Growth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Average Dependents each RWVs</text:p>
          </table:table-cell>
          <table:table-cell office:value-type="float" office:value="1" table:style-name="ce7">
            <text:p>1</text:p>
          </table:table-cell>
          <table:table-cell table:number-columns-repeated="5" table:style-name="ce18"/>
          <table:table-cell table:style-name="ce1"/>
          <table:table-cell table:style-name="ce19"/>
          <table:table-cell table:number-columns-repeated="16375"/>
        </table:table-row>
        <table:table-row table:style-name="ro1">
          <table:table-cell office:value-type="string" table:style-name="ce7">
            <text:p>Population <text:s/>Status Quo</text:p>
          </table:table-cell>
          <table:table-cell table:style-name="ce7"/>
          <table:table-cell office:value-type="float" office:value="7529648.2469999995" table:formula="of:=[.B35]*(1+[.C36])" table:style-name="ce8">
            <text:p>7,529,648</text:p>
          </table:table-cell>
          <table:table-cell office:value-type="float" office:value="7627533.6742109992" table:formula="of:=[.C38]*(1+[.D36])" table:style-name="ce8">
            <text:p>7,627,534</text:p>
          </table:table-cell>
          <table:table-cell office:value-type="float" office:value="7726691.6119757416" table:formula="of:=[.D38]*(1+[.E36])" table:style-name="ce8">
            <text:p>7,726,692</text:p>
          </table:table-cell>
          <table:table-cell office:value-type="float" office:value="7827138.6029314259" table:formula="of:=[.E38]*(1+[.F36])" table:style-name="ce8">
            <text:p>7,827,139</text:p>
          </table:table-cell>
          <table:table-cell office:value-type="float" office:value="7928891.4047695333" table:formula="of:=[.F38]*(1+[.G36])" table:style-name="ce8">
            <text:p>7,928,89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alculation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Population of RWV</text:p>
          </table:table-cell>
          <table:table-cell table:style-name="ce7"/>
          <table:table-cell office:value-type="float" office:value="200000" table:formula="of:=[.C22]*([.$B$37]+1)" table:style-name="ce8">
            <text:p>200,000</text:p>
          </table:table-cell>
          <table:table-cell office:value-type="float" office:value="500000" table:formula="of:=[.C39]+[.D22]*([.$B$37]+1)" table:style-name="ce8">
            <text:p>500,000</text:p>
          </table:table-cell>
          <table:table-cell office:value-type="float" office:value="800000" table:formula="of:=[.D39]+[.E22]*([.$B$37]+1)" table:style-name="ce8">
            <text:p>800,000</text:p>
          </table:table-cell>
          <table:table-cell office:value-type="float" office:value="1100000" table:formula="of:=[.E39]+[.F22]*([.$B$37]+1)" table:style-name="ce8">
            <text:p>1,100,000</text:p>
          </table:table-cell>
          <table:table-cell office:value-type="float" office:value="1400000" table:formula="of:=[.F39]+[.G22]*([.$B$37]+1)" table:style-name="ce8">
            <text:p>1,400,00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Assume each RM brings one dependent</text:p>
          </table:table-cell>
          <table:table-cell table:number-columns-repeated="16375"/>
        </table:table-row>
        <table:table-row table:style-name="ro1">
          <table:table-cell table:number-columns-repeated="2" table:style-name="ce1"/>
          <table:table-cell table:number-columns-repeated="5" table:style-name="ce16"/>
          <table:table-cell table:number-columns-repeated="16377" table:style-name="ce1"/>
        </table:table-row>
        <table:table-row table:style-name="ro1">
          <table:table-cell office:value-type="string" table:style-name="ce5">
            <text:p>Western Cape pc GDP status Quo</text:p>
          </table:table-cell>
          <table:table-cell table:style-name="ce1"/>
          <table:table-cell table:number-columns-repeated="5" table:style-name="ce16"/>
          <table:table-cell table:number-columns-repeated="16377" table:style-name="ce1"/>
        </table:table-row>
        <table:table-row table:style-name="ro1">
          <table:table-cell office:value-type="string" table:style-name="ce7">
            <text:p>per capita GDP Status Quo</text:p>
          </table:table-cell>
          <table:table-cell office:value-type="float" office:value="134407.83616993311" table:formula="of:=[.B30]/[.B35]" table:style-name="ce8">
            <text:p>134,408</text:p>
          </table:table-cell>
          <table:table-cell office:value-type="float" office:value="134805.88504309187" table:formula="of:=[.C32]/[.C38]" table:style-name="ce8">
            <text:p>134,806</text:p>
          </table:table-cell>
          <table:table-cell office:value-type="float" office:value="135471.26453491364" table:formula="of:=[.D32]/[.D38]" table:style-name="ce8">
            <text:p>135,471</text:p>
          </table:table-cell>
          <table:table-cell office:value-type="float" office:value="136139.92822955787" table:formula="of:=[.E32]/[.E38]" table:style-name="ce8">
            <text:p>136,140</text:p>
          </table:table-cell>
          <table:table-cell office:value-type="float" office:value="136811.89233730495" table:formula="of:=[.F32]/[.F38]" table:style-name="ce8">
            <text:p>136,812</text:p>
          </table:table-cell>
          <table:table-cell office:value-type="float" office:value="137487.17314844666" table:formula="of:=[.G32]/[.G38]" table:style-name="ce8">
            <text:p>137,487</text:p>
          </table:table-cell>
          <table:table-cell office:value-type="float" office:value="27" table:style-name="ce1">
            <text:p>27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9">
            <text:p>Growth in per capita GDP Status Quo</text:p>
          </table:table-cell>
          <table:table-cell table:style-name="ce7"/>
          <table:table-cell office:value-type="percentage" office:value="2.9615004935835501E-3" table:formula="of:=([.C42]-[.B42])/[.B42]" table:style-name="ce20">
            <text:p>0.296%</text:p>
          </table:table-cell>
          <table:table-cell office:value-type="percentage" office:value="4.9358341559723531E-3" table:formula="of:=([.D42]-[.C42])/[.C42]" table:style-name="ce21">
            <text:p>0.494%</text:p>
          </table:table-cell>
          <table:table-cell office:value-type="percentage" office:value="4.9358341559726307E-3" table:formula="of:=([.E42]-[.D42])/[.D42]" table:style-name="ce21">
            <text:p>0.494%</text:p>
          </table:table-cell>
          <table:table-cell office:value-type="percentage" office:value="4.9358341559723297E-3" table:formula="of:=([.F42]-[.E42])/[.E42]" table:style-name="ce21">
            <text:p>0.494%</text:p>
          </table:table-cell>
          <table:table-cell office:value-type="percentage" office:value="4.935834155972563E-3" table:formula="of:=([.G42]-[.F42])/[.F42]" table:style-name="ce22">
            <text:p>0.494%</text:p>
          </table:table-cell>
          <table:table-cell office:value-type="float" office:value="28" table:style-name="ce1">
            <text:p>28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23">
            <text:p><text:span text:style-name="T2">Δ RpcGDP<text:s/></text:span>over five years at 2023 Prices</text:p>
          </table:table-cell>
          <table:table-cell table:number-columns-repeated="2" table:style-name="ce7"/>
          <table:table-cell table:number-columns-repeated="3" table:style-name="ce1"/>
          <table:table-cell office:value-type="percentage" office:value="2.2910397684107558E-2" table:formula="of:=([.G42]-[.B42])/[.B42]" table:style-name="ce24">
            <text:p>2.29%</text:p>
          </table:table-cell>
          <table:table-cell office:value-type="float" office:value="29" table:style-name="ce12">
            <text:p>29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float" office:value="2024" table:style-name="ce2">
            <text:p>2024</text:p>
          </table:table-cell>
          <table:table-cell office:value-type="float" office:value="2025" table:style-name="ce3">
            <text:p>2025</text:p>
          </table:table-cell>
          <table:table-cell office:value-type="float" office:value="2026" table:formula="of:=[.C45]+1" table:style-name="ce3">
            <text:p>2026</text:p>
          </table:table-cell>
          <table:table-cell office:value-type="float" office:value="2027" table:formula="of:=[.D45]+1" table:style-name="ce3">
            <text:p>2027</text:p>
          </table:table-cell>
          <table:table-cell office:value-type="float" office:value="2028" table:formula="of:=[.E45]+1" table:style-name="ce3">
            <text:p>2028</text:p>
          </table:table-cell>
          <table:table-cell office:value-type="float" office:value="2029" table:formula="of:=[.F45]+1" table:style-name="ce4">
            <text:p>202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Western Cape with RWV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5">
            <text:p>Offshore income per Remote Workers</text:p>
          </table:table-cell>
          <table:table-cell office:value-type="float" office:value="864000" table:formula="of:=4000*18*12" table:style-name="ce26">
            <text:p>864,000</text:p>
          </table:table-cell>
          <table:table-cell table:style-name="ce1"/>
          <table:table-cell table:number-columns-repeated="4" table:style-name="ce25"/>
          <table:table-cell office:value-type="float" office:value="30" table:style-name="ce1">
            <text:p>30</text:p>
          </table:table-cell>
          <table:table-cell office:value-type="string" table:style-name="ce1">
            <text:p>$4000 per month</text:p>
          </table:table-cell>
          <table:table-cell table:number-columns-repeated="16375"/>
        </table:table-row>
        <table:table-row table:style-name="ro1">
          <table:table-cell office:value-type="string" table:style-name="ce25">
            <text:p>Growth in offshore income pa</text:p>
          </table:table-cell>
          <table:table-cell office:value-type="percentage" office:value="0.1" table:style-name="ce27">
            <text:p>10.0%</text:p>
          </table:table-cell>
          <table:table-cell table:number-columns-repeated="5" table:style-name="ce25"/>
          <table:table-cell office:value-type="float" office:value="31" table:style-name="ce1">
            <text:p>31</text:p>
          </table:table-cell>
          <table:table-cell office:value-type="string" table:style-name="ce1">
            <text:p>Under Estimate</text:p>
          </table:table-cell>
          <table:table-cell table:number-columns-repeated="16375"/>
        </table:table-row>
        <table:table-row table:style-name="ro1">
          <table:table-cell office:value-type="string" table:style-name="ce25">
            <text:p>Local Expenditure %</text:p>
          </table:table-cell>
          <table:table-cell office:value-type="percentage" office:value="0.6" table:style-name="ce27">
            <text:p>60.0%</text:p>
          </table:table-cell>
          <table:table-cell table:number-columns-repeated="5" table:style-name="ce25"/>
          <table:table-cell office:value-type="float" office:value="32" table:style-name="ce1">
            <text:p>32</text:p>
          </table:table-cell>
          <table:table-cell office:value-type="string" table:style-name="ce1">
            <text:p>Estimate</text:p>
          </table:table-cell>
          <table:table-cell table:number-columns-repeated="16375"/>
        </table:table-row>
        <table:table-row table:style-name="ro1">
          <table:table-cell office:value-type="string" table:style-name="ce25">
            <text:p>Visa Cost</text:p>
          </table:table-cell>
          <table:table-cell office:value-type="float" office:value="64800" table:formula="of:=300*18*12" table:style-name="ce26">
            <text:p>64,800</text:p>
          </table:table-cell>
          <table:table-cell table:number-columns-repeated="5" table:style-name="ce25"/>
          <table:table-cell office:value-type="float" office:value="33" table:style-name="ce1">
            <text:p>33</text:p>
          </table:table-cell>
          <table:table-cell office:value-type="string" table:style-name="ce1">
            <text:p>$300 a month 18-1 Exch</text:p>
          </table:table-cell>
          <table:table-cell table:number-columns-repeated="16375"/>
        </table:table-row>
        <table:table-row table:style-name="ro1">
          <table:table-cell office:value-type="string" table:style-name="ce25">
            <text:p>Offshore income of Remote Workers</text:p>
          </table:table-cell>
          <table:table-cell table:style-name="ce26"/>
          <table:table-cell office:value-type="float" office:value="86400000000" table:formula="of:=[.$B$47]*[.C22]" table:style-name="ce26">
            <text:p>86,400,000,000</text:p>
          </table:table-cell>
          <table:table-cell office:value-type="float" office:value="224640000000" table:formula="of:=[.$B$47]*[.D22]+[.C51]*(1+[.$B$48])" table:style-name="ce26">
            <text:p>224,640,000,000</text:p>
          </table:table-cell>
          <table:table-cell office:value-type="float" office:value="376704000000" table:formula="of:=[.$B$47]*[.E22]+[.D51]*(1+[.$B$48])" table:style-name="ce26">
            <text:p>376,704,000,000</text:p>
          </table:table-cell>
          <table:table-cell office:value-type="float" office:value="543974400000.00006" table:formula="of:=[.$B$47]*[.F22]+[.E51]*(1+[.$B$48])" table:style-name="ce26">
            <text:p>543,974,400,000</text:p>
          </table:table-cell>
          <table:table-cell office:value-type="float" office:value="727971840000.00012" table:formula="of:=[.$B$47]*[.G22]+[.F51]*(1+[.$B$48])" table:style-name="ce26">
            <text:p>727,971,840,000</text:p>
          </table:table-cell>
          <table:table-cell office:value-type="float" office:value="34" table:style-name="ce1">
            <text:p>3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5">
            <text:p>Visa Fees</text:p>
          </table:table-cell>
          <table:table-cell table:style-name="ce27"/>
          <table:table-cell office:value-type="float" office:value="6480000000" table:formula="of:=[.$B$50]*[.C22]" table:style-name="ce26">
            <text:p>6,480,000,000</text:p>
          </table:table-cell>
          <table:table-cell office:value-type="float" office:value="16200000000" table:formula="of:=[.$B$50]*[.D22]+[.C52]" table:style-name="ce26">
            <text:p>16,200,000,000</text:p>
          </table:table-cell>
          <table:table-cell office:value-type="float" office:value="25920000000" table:formula="of:=[.$B$50]*[.E22]+[.D52]" table:style-name="ce26">
            <text:p>25,920,000,000</text:p>
          </table:table-cell>
          <table:table-cell office:value-type="float" office:value="35640000000" table:formula="of:=[.$B$50]*[.F22]+[.E52]" table:style-name="ce26">
            <text:p>35,640,000,000</text:p>
          </table:table-cell>
          <table:table-cell office:value-type="float" office:value="45360000000" table:formula="of:=[.$B$50]*[.G22]+[.F52]" table:style-name="ce26">
            <text:p>45,360,000,000</text:p>
          </table:table-cell>
          <table:table-cell office:value-type="float" office:value="35" table:style-name="ce1">
            <text:p>3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5">
            <text:p>Local Expenditure by RWVs</text:p>
          </table:table-cell>
          <table:table-cell table:style-name="ce27"/>
          <table:table-cell office:value-type="float" office:value="51840000000" table:formula="of:=[.$B$47]*[.C22]*[.$B$49]" table:style-name="ce26">
            <text:p>51,840,000,000</text:p>
          </table:table-cell>
          <table:table-cell office:value-type="float" office:value="134784000000" table:formula="of:=[.C53]*(1+[.$B$48])+[.D22]*[.$B$49]*[.$B$47]" table:style-name="ce26">
            <text:p>134,784,000,000</text:p>
          </table:table-cell>
          <table:table-cell office:value-type="float" office:value="226022400000" table:formula="of:=[.D53]*(1+[.$B$48])+[.E22]*[.$B$49]*[.$B$47]" table:style-name="ce26">
            <text:p>226,022,400,000</text:p>
          </table:table-cell>
          <table:table-cell office:value-type="float" office:value="326384640000" table:formula="of:=[.E53]*(1+[.$B$48])+[.F22]*[.$B$49]*[.$B$47]" table:style-name="ce26">
            <text:p>326,384,640,000</text:p>
          </table:table-cell>
          <table:table-cell office:value-type="float" office:value="436783104000" table:formula="of:=[.F53]*(1+[.$B$48])+[.G22]*[.$B$49]*[.$B$47]" table:style-name="ce26">
            <text:p>436,783,104,000</text:p>
          </table:table-cell>
          <table:table-cell office:value-type="float" office:value="36" table:style-name="ce1">
            <text:p>3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5">
            <text:p>Cumulative GDP increase of RWV</text:p>
          </table:table-cell>
          <table:table-cell table:style-name="ce25"/>
          <table:table-cell office:value-type="float" office:value="144720000000" table:formula="of:=SUM([.C51:.C53])" table:style-name="ce26">
            <text:p>144,720,000,000</text:p>
          </table:table-cell>
          <table:table-cell office:value-type="float" office:value="375624000000" table:formula="of:=SUM([.D51:.D53])" table:style-name="ce26">
            <text:p>375,624,000,000</text:p>
          </table:table-cell>
          <table:table-cell office:value-type="float" office:value="628646400000" table:formula="of:=SUM([.E51:.E53])" table:style-name="ce26">
            <text:p>628,646,400,000</text:p>
          </table:table-cell>
          <table:table-cell office:value-type="float" office:value="905999040000" table:formula="of:=SUM([.F51:.F53])" table:style-name="ce26">
            <text:p>905,999,040,000</text:p>
          </table:table-cell>
          <table:table-cell office:value-type="float" office:value="1210114944000" table:formula="of:=SUM([.G51:.G53])" table:style-name="ce26">
            <text:p>1,210,114,944,000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Calculation (CHECK)</text:p>
          </table:table-cell>
          <table:table-cell table:number-columns-repeated="16375"/>
        </table:table-row>
        <table:table-row table:style-name="ro1">
          <table:table-cell office:value-type="string" table:style-name="ce25">
            <text:p>Population with RWV</text:p>
          </table:table-cell>
          <table:table-cell table:style-name="ce25"/>
          <table:table-cell office:value-type="float" office:value="200000" table:formula="of:=[.C22]*([.$B$37]+1)" table:style-name="ce26">
            <text:p>200,000</text:p>
          </table:table-cell>
          <table:table-cell office:value-type="float" office:value="500000" table:formula="of:=[.C55]+[.D22]*([.$B$37]+1)" table:style-name="ce26">
            <text:p>500,000</text:p>
          </table:table-cell>
          <table:table-cell office:value-type="float" office:value="800000" table:formula="of:=[.D55]+[.E22]*([.$B$37]+1)" table:style-name="ce26">
            <text:p>800,000</text:p>
          </table:table-cell>
          <table:table-cell office:value-type="float" office:value="1100000" table:formula="of:=[.E55]+[.F22]*([.$B$37]+1)" table:style-name="ce26">
            <text:p>1,100,000</text:p>
          </table:table-cell>
          <table:table-cell office:value-type="float" office:value="1400000" table:formula="of:=[.F55]+[.G22]*([.$B$37]+1)" table:style-name="ce26">
            <text:p>1,400,000</text:p>
          </table:table-cell>
          <table:table-cell office:value-type="float" office:value="38" table:style-name="ce1">
            <text:p>3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5">
            <text:p>Per Capita GDP <text:s text:c="2"/>of RWV</text:p>
          </table:table-cell>
          <table:table-cell table:style-name="ce25"/>
          <table:table-cell office:value-type="float" office:value="723600" table:formula="of:=[.C54]/[.C55]" table:style-name="ce26">
            <text:p>723,600</text:p>
          </table:table-cell>
          <table:table-cell office:value-type="float" office:value="751248" table:formula="of:=[.D54]/[.D55]" table:style-name="ce26">
            <text:p>751,248</text:p>
          </table:table-cell>
          <table:table-cell office:value-type="float" office:value="785808" table:formula="of:=[.E54]/[.E55]" table:style-name="ce26">
            <text:p>785,808</text:p>
          </table:table-cell>
          <table:table-cell office:value-type="float" office:value="823635.49090909096" table:formula="of:=[.F54]/[.F55]" table:style-name="ce26">
            <text:p>823,635</text:p>
          </table:table-cell>
          <table:table-cell office:value-type="float" office:value="864367.81714285712" table:formula="of:=[.G54]/[.G55]" table:style-name="ce26">
            <text:p>864,36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alculation</text:p>
          </table:table-cell>
          <table:table-cell table:number-columns-repeated="16375"/>
        </table:table-row>
        <table:table-row table:style-name="ro1">
          <table:table-cell table:number-columns-repeated="7" table:style-name="ce25"/>
          <table:table-cell table:number-columns-repeated="16377" table:style-name="ce1"/>
        </table:table-row>
        <table:table-row table:style-name="ro1">
          <table:table-cell office:value-type="string" table:style-name="ce25">
            <text:p>WC Total GDP with RWV</text:p>
          </table:table-cell>
          <table:table-cell table:style-name="ce25"/>
          <table:table-cell office:value-type="float" office:value="1159760896000" table:formula="of:=[.C32]+[.C54]" table:style-name="ce26">
            <text:p>1,159,760,896,000</text:p>
          </table:table-cell>
          <table:table-cell office:value-type="float" office:value="1408935632128" table:formula="of:=[.D32]+[.D54]" table:style-name="ce26">
            <text:p>1,408,935,632,128</text:p>
          </table:table-cell>
          <table:table-cell office:value-type="float" office:value="1680557641506.3042" table:formula="of:=[.E32]+[.E54]" table:style-name="ce26">
            <text:p>1,680,557,641,506</text:p>
          </table:table-cell>
          <table:table-cell office:value-type="float" office:value="1976844683853.4177" table:formula="of:=[.F32]+[.F54]" table:style-name="ce26">
            <text:p>1,976,844,683,853</text:p>
          </table:table-cell>
          <table:table-cell office:value-type="float" office:value="2300235809442.7793" table:formula="of:=[.G32]+[.G54]" table:style-name="ce26">
            <text:p>2,300,235,809,44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Calculation</text:p>
          </table:table-cell>
          <table:table-cell table:number-columns-repeated="16375"/>
        </table:table-row>
        <table:table-row table:style-name="ro1">
          <table:table-cell office:value-type="string" table:style-name="ce25">
            <text:p>WC Total GDP per capita</text:p>
          </table:table-cell>
          <table:table-cell table:style-name="ce25"/>
          <table:table-cell office:value-type="float" office:value="150040.57868352829" table:formula="of:=[.C58]/([.C38]+[.C55])" table:style-name="ce26">
            <text:p>150,041</text:p>
          </table:table-cell>
          <table:table-cell office:value-type="float" office:value="173353.40444034222" table:formula="of:=[.D58]/([.D38]+[.D55])" table:style-name="ce26">
            <text:p>173,353</text:p>
          </table:table-cell>
          <table:table-cell office:value-type="float" office:value="197093.75194782001" table:formula="of:=[.E58]/([.E38]+[.E55])" table:style-name="ce26">
            <text:p>197,094</text:p>
          </table:table-cell>
          <table:table-cell office:value-type="float" office:value="221442.14084502694" table:formula="of:=[.F58]/([.F38]+[.F55])" table:style-name="ce26">
            <text:p>221,442</text:p>
          </table:table-cell>
          <table:table-cell office:value-type="float" office:value="246571.18511067136" table:formula="of:=[.G58]/([.G38]+[.G55])" table:style-name="ce26">
            <text:p>246,57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Calculation</text:p>
          </table:table-cell>
          <table:table-cell table:number-columns-repeated="16375"/>
        </table:table-row>
        <table:table-row table:style-name="ro1">
          <table:table-cell office:value-type="string" table:style-name="ce25">
            <text:p>WC Total Growth in GDP per capita</text:p>
          </table:table-cell>
          <table:table-cell table:style-name="ce25"/>
          <table:table-cell office:value-type="percentage" office:value="0.11630826712983126" table:formula="of:=([.C59]-[.$B$42])/[.$B$42]" table:style-name="ce28">
            <text:p>11.631%</text:p>
          </table:table-cell>
          <table:table-cell office:value-type="percentage" office:value="0.15537680513740409" table:formula="of:=([.D59]-[.C59])/[.C59]" table:style-name="ce29">
            <text:p>15.538%</text:p>
          </table:table-cell>
          <table:table-cell office:value-type="percentage" office:value="0.13694768547593072" table:formula="of:=([.E59]-[.D59])/[.D59]" table:style-name="ce29">
            <text:p>13.695%</text:p>
          </table:table-cell>
          <table:table-cell office:value-type="percentage" office:value="0.12353709164587363" table:formula="of:=([.F59]-[.E59])/[.E59]" table:style-name="ce29">
            <text:p>12.354%</text:p>
          </table:table-cell>
          <table:table-cell office:value-type="percentage" office:value="0.11347905222443914" table:formula="of:=([.G59]-[.F59])/[.F59]" table:style-name="ce30">
            <text:p>11.348%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Calculation (CHECK)</text:p>
          </table:table-cell>
          <table:table-cell table:number-columns-repeated="16375"/>
        </table:table-row>
        <table:table-row table:style-name="ro1">
          <table:table-cell office:value-type="string" table:style-name="ce25">
            <text:p>Cumulative increase in <text:s/>GDP over five years at 2023 Prices</text:p>
          </table:table-cell>
          <table:table-cell table:number-columns-repeated="2" table:style-name="ce25"/>
          <table:table-cell table:number-columns-repeated="3" table:style-name="ce1"/>
          <table:table-cell office:value-type="percentage" office:value="1.3024092838066927" table:formula="of:=([.G58]-[.B30])/[.B30]" table:style-name="ce27">
            <text:p>130.2%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Calculation</text:p>
          </table:table-cell>
          <table:table-cell table:number-columns-repeated="16375"/>
        </table:table-row>
        <table:table-row table:style-name="ro2">
          <table:table-cell office:value-type="string" table:style-name="ce31">
            <text:p><text:span text:style-name="T2">Δ RpcGDP</text:span><text:s/>over five years at 2023 Prices</text:p>
          </table:table-cell>
          <table:table-cell table:number-columns-repeated="2" table:style-name="ce25"/>
          <table:table-cell table:number-columns-repeated="3" table:style-name="ce1"/>
          <table:table-cell office:value-type="percentage" office:value="0.83450007184796171" table:formula="of:=([.G59]-[.B42])/[.B42]" table:style-name="ce32">
            <text:p>83.450%</text:p>
          </table:table-cell>
          <table:table-cell office:value-type="float" office:value="44" table:style-name="ce12">
            <text:p>44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2024" table:style-name="ce2">
            <text:p>2024</text:p>
          </table:table-cell>
          <table:table-cell office:value-type="float" office:value="2025" table:style-name="ce3">
            <text:p>2025</text:p>
          </table:table-cell>
          <table:table-cell office:value-type="float" office:value="2026" table:formula="of:=[.C64]+1" table:style-name="ce3">
            <text:p>2026</text:p>
          </table:table-cell>
          <table:table-cell office:value-type="float" office:value="2027" table:formula="of:=[.D64]+1" table:style-name="ce3">
            <text:p>2027</text:p>
          </table:table-cell>
          <table:table-cell office:value-type="float" office:value="2028" table:formula="of:=[.E64]+1" table:style-name="ce3">
            <text:p>2028</text:p>
          </table:table-cell>
          <table:table-cell office:value-type="float" office:value="2029" table:formula="of:=[.F64]+1" table:style-name="ce4">
            <text:p>2029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Tax Increa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5">
            <text:p>Vat <text:s/>Rate of expenditures of RWV</text:p>
          </table:table-cell>
          <table:table-cell office:value-type="percentage" office:value="0.1" table:style-name="ce27">
            <text:p>10.0%</text:p>
          </table:table-cell>
          <table:table-cell table:number-columns-repeated="5" table:style-name="ce25"/>
          <table:table-cell office:value-type="float" office:value="45" table:style-name="ce1">
            <text:p>45</text:p>
          </table:table-cell>
          <table:table-cell office:value-type="string" table:style-name="ce1">
            <text:p>Mix of Vat and non vat expenditures</text:p>
          </table:table-cell>
          <table:table-cell table:number-columns-repeated="16375"/>
        </table:table-row>
        <table:table-row table:style-name="ro1">
          <table:table-cell office:value-type="string" table:style-name="ce25">
            <text:p>Cost of Visa ($300 per month)</text:p>
          </table:table-cell>
          <table:table-cell office:value-type="float" office:value="64800" table:formula="of:=300*12*18" table:style-name="ce26">
            <text:p>64,800</text:p>
          </table:table-cell>
          <table:table-cell table:number-columns-repeated="5" table:style-name="ce25"/>
          <table:table-cell office:value-type="float" office:value="46" table:style-name="ce1">
            <text:p>46</text:p>
          </table:table-cell>
          <table:table-cell office:value-type="string" table:style-name="ce1">
            <text:p>Assumption</text:p>
          </table:table-cell>
          <table:table-cell table:number-columns-repeated="16375"/>
        </table:table-row>
        <table:table-row table:style-name="ro1">
          <table:table-cell office:value-type="string" table:style-name="ce25">
            <text:p>Unemployent Grant</text:p>
          </table:table-cell>
          <table:table-cell office:value-type="float" office:value="1000" table:style-name="ce26">
            <text:p>1,000</text:p>
          </table:table-cell>
          <table:table-cell table:number-columns-repeated="5" table:style-name="ce25"/>
          <table:table-cell table:number-columns-repeated="16377" table:style-name="ce1"/>
        </table:table-row>
        <table:table-row table:style-name="ro1">
          <table:table-cell office:value-type="string" table:style-name="ce25">
            <text:p>Visa Collections</text:p>
          </table:table-cell>
          <table:table-cell table:style-name="ce25"/>
          <table:table-cell office:value-type="float" office:value="6480000000" table:formula="of:=[.$B$67]*[.$C$22]" table:style-name="ce26">
            <text:p>6,480,000,000</text:p>
          </table:table-cell>
          <table:table-cell office:value-type="float" office:value="9720000000" table:formula="of:=[.$B$67]*[.D22]" table:style-name="ce26">
            <text:p>9,720,000,000</text:p>
          </table:table-cell>
          <table:table-cell office:value-type="float" office:value="9720000000" table:formula="of:=[.$B$67]*[.E22]" table:style-name="ce26">
            <text:p>9,720,000,000</text:p>
          </table:table-cell>
          <table:table-cell office:value-type="float" office:value="9720000000" table:formula="of:=[.$B$67]*[.F22]" table:style-name="ce26">
            <text:p>9,720,000,000</text:p>
          </table:table-cell>
          <table:table-cell office:value-type="float" office:value="9720000000" table:formula="of:=[.$B$67]*[.G22]" table:style-name="ce26">
            <text:p>9,720,000,00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Calculation</text:p>
          </table:table-cell>
          <table:table-cell table:number-columns-repeated="16375"/>
        </table:table-row>
        <table:table-row table:style-name="ro1">
          <table:table-cell office:value-type="string" table:style-name="ce25">
            <text:p>Tax collected (largely VAT)</text:p>
          </table:table-cell>
          <table:table-cell table:style-name="ce25"/>
          <table:table-cell office:value-type="float" office:value="5184000000" table:formula="of:=[.C53]*[.$B$66]" table:style-name="ce26">
            <text:p>5,184,000,000</text:p>
          </table:table-cell>
          <table:table-cell office:value-type="float" office:value="13478400000" table:formula="of:=[.D53]*[.$B$66]" table:style-name="ce26">
            <text:p>13,478,400,000</text:p>
          </table:table-cell>
          <table:table-cell office:value-type="float" office:value="22602240000" table:formula="of:=[.E53]*[.$B$66]" table:style-name="ce26">
            <text:p>22,602,240,000</text:p>
          </table:table-cell>
          <table:table-cell office:value-type="float" office:value="32638464000" table:formula="of:=[.F53]*[.$B$66]" table:style-name="ce26">
            <text:p>32,638,464,000</text:p>
          </table:table-cell>
          <table:table-cell office:value-type="float" office:value="43678310400" table:formula="of:=[.G53]*[.$B$66]" table:style-name="ce26">
            <text:p>43,678,310,40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10% of expenditure</text:p>
          </table:table-cell>
          <table:table-cell table:number-columns-repeated="16375"/>
        </table:table-row>
        <table:table-row table:style-name="ro1">
          <table:table-cell office:value-type="string" table:style-name="ce25">
            <text:p>Unemployment grants cancelled</text:p>
          </table:table-cell>
          <table:table-cell table:style-name="ce25"/>
          <table:table-cell office:value-type="float" office:value="200000000" table:formula="of:=[.$B$68]*([.C24])" table:style-name="ce26">
            <text:p>200,000,000</text:p>
          </table:table-cell>
          <table:table-cell office:value-type="float" office:value="500000000" table:formula="of:=[.$B$68]*([.D24])+[.C71]" table:style-name="ce26">
            <text:p>500,000,000</text:p>
          </table:table-cell>
          <table:table-cell office:value-type="float" office:value="800000000" table:formula="of:=[.$B$68]*([.E24])+[.D71]" table:style-name="ce26">
            <text:p>800,000,000</text:p>
          </table:table-cell>
          <table:table-cell office:value-type="float" office:value="1100000000" table:formula="of:=[.$B$68]*([.F24])+[.E71]" table:style-name="ce26">
            <text:p>1,100,000,000</text:p>
          </table:table-cell>
          <table:table-cell office:value-type="float" office:value="1400000000" table:formula="of:=[.$B$68]*([.G24])+[.F71]" table:style-name="ce26">
            <text:p>1,400,000,000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R1000 per employed..</text:p>
          </table:table-cell>
          <table:table-cell table:number-columns-repeated="16375"/>
        </table:table-row>
        <table:table-row table:style-name="ro1">
          <table:table-cell office:value-type="string" table:style-name="ce25">
            <text:p>Increased Government Expenditure 50%</text:p>
          </table:table-cell>
          <table:table-cell office:value-type="float" office:value="-32400" table:formula="of:=-[.B67]*0.5" table:style-name="ce26">
            <text:p>-32,400</text:p>
          </table:table-cell>
          <table:table-cell table:number-columns-repeated="5" table:style-name="ce26"/>
          <table:table-cell office:value-type="float" office:value="50" table:style-name="ce1">
            <text:p>5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5">
            <text:p>Increased Government Expenditure</text:p>
          </table:table-cell>
          <table:table-cell table:style-name="ce25"/>
          <table:table-cell office:value-type="float" office:value="-3240000000" table:formula="of:=[.$B$72]*[.$C$22]" table:style-name="ce33">
            <text:p>-3,240,000,000</text:p>
          </table:table-cell>
          <table:table-cell office:value-type="float" office:value="-3240000000" table:formula="of:=[.$B$72]*[.$C$22]" table:style-name="ce33">
            <text:p>-3,240,000,000</text:p>
          </table:table-cell>
          <table:table-cell office:value-type="float" office:value="-3240000000" table:formula="of:=[.$B$72]*[.$C$22]" table:style-name="ce33">
            <text:p>-3,240,000,000</text:p>
          </table:table-cell>
          <table:table-cell office:value-type="float" office:value="-3240000000" table:formula="of:=[.$B$72]*[.$C$22]" table:style-name="ce33">
            <text:p>-3,240,000,000</text:p>
          </table:table-cell>
          <table:table-cell office:value-type="float" office:value="-3240000000" table:formula="of:=[.$B$72]*[.$C$22]" table:style-name="ce33">
            <text:p>-3,240,000,000</text:p>
          </table:table-cell>
          <table:table-cell office:value-type="float" office:value="51" table:style-name="ce1">
            <text:p>5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6">
            <text:p>Nett Fiscal Benefit</text:p>
          </table:table-cell>
          <table:table-cell table:style-name="ce26"/>
          <table:table-cell office:value-type="float" office:value="8624000000" table:formula="of:=[.C69]+[.C70]+[.C71]+[.C73]" table:style-name="ce26">
            <text:p>8,624,000,000</text:p>
          </table:table-cell>
          <table:table-cell office:value-type="float" office:value="20458400000" table:formula="of:=[.D69]+[.D70]+[.D71]+[.D73]" table:style-name="ce26">
            <text:p>20,458,400,000</text:p>
          </table:table-cell>
          <table:table-cell office:value-type="float" office:value="29882240000" table:formula="of:=[.E69]+[.E70]+[.E71]+[.E73]" table:style-name="ce26">
            <text:p>29,882,240,000</text:p>
          </table:table-cell>
          <table:table-cell office:value-type="float" office:value="40218464000" table:formula="of:=[.F69]+[.F70]+[.F71]+[.F73]" table:style-name="ce26">
            <text:p>40,218,464,000</text:p>
          </table:table-cell>
          <table:table-cell office:value-type="float" office:value="51558310400" table:formula="of:=[.G69]+[.G70]+[.G71]+[.G73]" table:style-name="ce26">
            <text:p>51,558,310,40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Calculation CHECK</text:p>
          </table:table-cell>
          <table:table-cell table:number-columns-repeated="16375"/>
        </table:table-row>
        <table:table-row table:style-name="ro1">
          <table:table-cell office:value-type="string" table:style-name="ce26">
            <text:p>Cummulative Nett Fiscal Benefit</text:p>
          </table:table-cell>
          <table:table-cell table:style-name="ce26"/>
          <table:table-cell office:value-type="float" office:value="8624000000" table:formula="of:=[.C74]" table:style-name="ce26">
            <text:p>8,624,000,000</text:p>
          </table:table-cell>
          <table:table-cell office:value-type="float" office:value="29082400000" table:formula="of:=[.D74]+[.C75]" table:style-name="ce26">
            <text:p>29,082,400,000</text:p>
          </table:table-cell>
          <table:table-cell office:value-type="float" office:value="58964640000" table:formula="of:=[.E74]+[.D75]" table:style-name="ce26">
            <text:p>58,964,640,000</text:p>
          </table:table-cell>
          <table:table-cell office:value-type="float" office:value="99183104000" table:formula="of:=[.F74]+[.E75]" table:style-name="ce26">
            <text:p>99,183,104,000</text:p>
          </table:table-cell>
          <table:table-cell office:value-type="float" office:value="150741414400" table:formula="of:=[.G74]+[.F75]" table:style-name="ce34">
            <text:p>150,741,414,400</text:p>
          </table:table-cell>
          <table:table-cell office:value-type="float" office:value="52" table:style-name="ce12">
            <text:p>52</text:p>
          </table:table-cell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Notes</text:p>
          </table:table-cell>
          <table:table-cell table:number-columns-repeated="16383" table:style-name="ce1"/>
        </table:table-row>
        <table:table-row table:style-name="ro1">
          <table:table-cell office:value-type="float" office:value="1" table:formula="of:=[.H3]" table:style-name="ce19">
            <text:p>1</text:p>
          </table:table-cell>
          <table:table-cell office:value-type="string" table:style-name="ce1">
            <text:p>World population is stabl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South African Growth is stable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" table:formula="of:=[.H6]" table:style-name="ce19">
            <text:p>2</text:p>
          </table:table-cell>
          <table:table-cell office:value-type="string" table:style-name="ce1">
            <text:p>South African Growth is stable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" table:style-name="ce19">
            <text:p>3</text:p>
          </table:table-cell>
          <table:table-cell office:value-type="string" table:style-name="ce1">
            <text:p>New labor entrants are estimated as the number of people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35">
            <text:p>coming out of the 15 to 20 year group.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Taken as annual figure over five years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In population pyramid South Africa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35">
            <text:p>in age group 15 to20</text:p>
          </table:table-cell>
          <table:table-cell table:style-name="ce1"/>
          <table:table-cell office:value-type="percentage" office:value="8.6999999999999994E-2" table:style-name="ce37">
            <text:p>8.7%</text:p>
          </table:table-cell>
          <table:table-cell table:style-name="ce38"/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population</text:p>
          </table:table-cell>
          <table:table-cell table:style-name="ce1"/>
          <table:table-cell office:value-type="float" office:value="61929221" table:formula="of:=[.B6]" table:style-name="ce16">
            <text:p>61,929,22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Estimate Annual Increase in labor market</text:p>
          </table:table-cell>
          <table:table-cell table:style-name="ce16"/>
          <table:table-cell office:value-type="float" office:value="1077568.4454000001" table:formula="of:=([.D90]*[.D89])/5" table:style-name="ce16">
            <text:p>1,077,568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" table:style-name="ce19">
            <text:p>4</text:p>
          </table:table-cell>
          <table:table-cell office:value-type="string" table:style-name="ce1">
            <text:p>New labor entrants are estimated as the number of people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35">
            <text:p>coming out of the 15 to 20 year group.</text:p>
          </table:table-cell>
          <table:table-cell table:style-name="ce36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Taken as annual figure over five years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In population pyramid Zimbabwe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35">
            <text:p>in age group 15 to20</text:p>
          </table:table-cell>
          <table:table-cell table:style-name="ce1"/>
          <table:table-cell office:value-type="percentage" office:value="0.11" table:style-name="ce37">
            <text:p>11.0%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population</text:p>
          </table:table-cell>
          <table:table-cell table:style-name="ce1"/>
          <table:table-cell office:value-type="float" office:value="16320567" table:formula="of:=16320567" table:style-name="ce16">
            <text:p>16,320,567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Estimate Annual Increase in labor market</text:p>
          </table:table-cell>
          <table:table-cell table:style-name="ce16"/>
          <table:table-cell office:value-type="float" office:value="359052.47400000005" table:formula="of:=([.D99]*[.D98])/5" table:style-name="ce16">
            <text:p>359,05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" table:style-name="ce19">
            <text:p>11</text:p>
          </table:table-cell>
          <table:table-cell office:value-type="string" table:style-name="ce1">
            <text:p>Tourist data works on the number of days stayed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39">
            <text:p>btw 0.3 and 1.5 chat WTCC gpt minister weigner ct 0.02 claude 0.147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Remote workers stay all year.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Heuristic “guess” is that this is two jobs per incomming worker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Does not include the local users that they hire for their teams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" table:style-name="ce19">
            <text:p>12</text:p>
          </table:table-cell>
          <table:table-cell office:value-type="string" table:style-name="ce1">
            <text:p>SA Job Seekers</text:p>
          </table:table-cell>
          <table:table-cell table:style-name="ce1"/>
          <table:table-cell office:value-type="float" office:value="1077568.4454000001" table:formula="of:=[.D91]" table:style-name="ce16">
            <text:p>1,077,568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Zimbabwean Job Seekers</text:p>
          </table:table-cell>
          <table:table-cell table:style-name="ce1"/>
          <table:table-cell office:value-type="float" office:value="359052.47400000005" table:formula="of:=[.D100]" table:style-name="ce16">
            <text:p>359,052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1436620.9194" table:formula="of:=[.D108]+[.D109]" table:style-name="ce16">
            <text:p>1,436,62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Western Cape GDP percentage of national</text:p>
          </table:table-cell>
          <table:table-cell table:style-name="ce1"/>
          <table:table-cell office:value-type="percentage" office:value="0.13600000000000001" table:style-name="ce40">
            <text:p>13.6%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Western Cape Job <text:s/>Seekers</text:p>
          </table:table-cell>
          <table:table-cell table:style-name="ce1"/>
          <table:table-cell office:value-type="float" office:value="195380.44503840001" table:formula="of:=[.D110]*[.D111]" table:style-name="ce16">
            <text:p>195,38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" table:style-name="ce19">
            <text:p>14</text:p>
          </table:table-cell>
          <table:table-cell office:value-type="string" table:style-name="ce1">
            <text:p>QES Jan 2023</text:p>
          </table:table-cell>
          <table:table-cell table:style-name="ce1"/>
          <table:table-cell office:value-type="float" office:value="2658000" table:style-name="ce16">
            <text:p>2,658,00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QES Jan 2024</text:p>
          </table:table-cell>
          <table:table-cell table:style-name="ce1"/>
          <table:table-cell office:value-type="float" office:value="2740000" table:style-name="ce16">
            <text:p>2,740,00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Jobs created in Western Cape</text:p>
          </table:table-cell>
          <table:table-cell table:style-name="ce1"/>
          <table:table-cell office:value-type="float" office:value="82000" table:formula="of:=[.D115]-[.D114]" table:style-name="ce41">
            <text:p>82,00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Extrapolate this for five year forecast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Growing at 2.8 %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5" table:style-name="ce19">
            <text:p>15</text:p>
          </table:table-cell>
          <table:table-cell office:value-type="string" table:style-name="ce1">
            <text:p>This is one of the toughest number to forecast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It depends on how much we commit to getting the worker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We have to let go of the taxation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We have to make them feel safe and welcome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8" table:style-name="ce19">
            <text:p>18</text:p>
          </table:table-cell>
          <table:table-cell office:value-type="string" table:style-name="ce1">
            <text:p>Assuming we can attract 700,000 remote workers</text:p>
          </table:table-cell>
          <table:table-cell table:style-name="ce1"/>
          <table:table-cell office:value-type="float" office:value="13288.069278208073" table:formula="of:=[.G26]" table:style-name="ce16">
            <text:p>13,288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<text:s/>Cape will be seeking workers by 2029!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5">
            <text:p>Play with the combos to test the robustnes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0" table:style-name="ce19">
            <text:p>30</text:p>
          </table:table-cell>
          <table:table-cell office:value-type="string" table:style-name="ce1">
            <text:p>Target is graduates in their twenties and thitrtie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Earn $4000 per month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Grow incomes at 10% per annum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3" table:style-name="ce19">
            <text:p>33</text:p>
          </table:table-cell>
          <table:table-cell office:value-type="string" table:style-name="ce1">
            <text:p>Visa cost is $300 per month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exchange rate is 18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fees per year</text:p>
          </table:table-cell>
          <table:table-cell table:style-name="ce1"/>
          <table:table-cell office:value-type="float" office:value="64800" table:style-name="ce16">
            <text:p>64,80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They get basic services, no education or complex health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5" table:style-name="ce19">
            <text:p>45</text:p>
          </table:table-cell>
          <table:table-cell office:value-type="string" table:style-name="ce1">
            <text:p>Effective Vate rate assumes Remote worker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Purchase two thirds fromn vat vendors and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n third from non Vat Vendor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ver estimates GDP because expenditure on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Imports would be GDP deduction.</text:p>
          </table:table-cell>
          <table:table-cell table:number-columns-repeated="16382" table:style-name="ce1"/>
        </table:table-row>
        <table:table-row table:number-rows-repeated="1048434" table:style-name="ro1">
          <table:table-cell table:number-columns-repeated="16384"/>
        </table:table-row>
      </table:table>
      <table:table table:name="chart" table:style-name="ta2">
        <table:table-column table:style-name="co8" table:default-cell-style-name="ce1"/>
        <table:table-column table:style-name="co7" table:number-columns-repeated="16383" table:default-cell-style-name="ce1"/>
        <table:table-row table:style-name="ro1">
          <table:table-cell table:style-name="ce1"/>
          <table:table-cell office:value-type="float" office:value="2024" table:style-name="ce1">
            <text:p>2024</text:p>
          </table:table-cell>
          <table:table-cell office:value-type="float" office:value="2025" table:style-name="ce1">
            <text:p>2025</text:p>
          </table:table-cell>
          <table:table-cell office:value-type="float" office:value="2026" table:style-name="ce1">
            <text:p>2026</text:p>
          </table:table-cell>
          <table:table-cell office:value-type="float" office:value="2027" table:style-name="ce1">
            <text:p>2027</text:p>
          </table:table-cell>
          <table:table-cell office:value-type="float" office:value="2028" table:style-name="ce1">
            <text:p>20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DP per Capita Status Quo</text:p>
          </table:table-cell>
          <table:table-cell office:value-type="float" office:value="134805.88504309187" table:style-name="ce1">
            <text:p>134805.885</text:p>
          </table:table-cell>
          <table:table-cell office:value-type="float" office:value="135471.26453491364" table:style-name="ce1">
            <text:p>135471.2645</text:p>
          </table:table-cell>
          <table:table-cell office:value-type="float" office:value="136139.92822955787" table:style-name="ce1">
            <text:p>136139.9282</text:p>
          </table:table-cell>
          <table:table-cell office:value-type="float" office:value="136811.89233730495" table:style-name="ce1">
            <text:p>136811.8923</text:p>
          </table:table-cell>
          <table:table-cell office:value-type="float" office:value="137487.17314844666" table:style-name="ce1">
            <text:p>137487.173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DP per Capita RMV</text:p>
          </table:table-cell>
          <table:table-cell office:value-type="float" office:value="150040.57868352829" table:style-name="ce1">
            <text:p>150040.5787</text:p>
          </table:table-cell>
          <table:table-cell office:value-type="float" office:value="173353.40444034222" table:style-name="ce1">
            <text:p>173353.4044</text:p>
          </table:table-cell>
          <table:table-cell office:value-type="float" office:value="197093.75194782001" table:style-name="ce1">
            <text:p>197093.7519</text:p>
          </table:table-cell>
          <table:table-cell office:value-type="float" office:value="221442.14084502694" table:style-name="ce1">
            <text:p>221442.1408</text:p>
          </table:table-cell>
          <table:table-cell office:value-type="float" office:value="246571.18511067136" table:style-name="ce1">
            <text:p>246571.1851</text:p>
          </table:table-cell>
          <table:table-cell table:number-columns-repeated="16378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1">
            <draw:frame draw:z-index="1" draw:id="id0" draw:style-name="a0" draw:name="Chart 1" svg:x="0.47917in" svg:y="0.13542in" svg:width="9.91667in" svg:height="5.0416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california" table:style-name="ta1">
        <table:table-column table:style-name="co9" table:default-cell-style-name="ce1"/>
        <table:table-column table:style-name="co6" table:number-columns-repeated="3" table:default-cell-style-name="ce1"/>
        <table:table-column table:style-name="co10" table:default-cell-style-name="ce1"/>
        <table:table-column table:style-name="co6" table:number-columns-repeated="3" table:default-cell-style-name="ce1"/>
        <table:table-column table:style-name="co7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lifornia</text:p>
          </table:table-cell>
          <table:table-cell office:value-type="float" office:value="2000" table:style-name="ce1">
            <text:p>2000</text:p>
          </table:table-cell>
          <table:table-cell office:value-type="float" office:value="2019" table:style-name="ce1">
            <text:p>2019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DP per Capita Real USD</text:p>
          </table:table-cell>
          <table:table-cell office:value-type="float" office:value="50310" table:style-name="ce1">
            <text:p>50310</text:p>
          </table:table-cell>
          <table:table-cell office:value-type="float" office:value="70662" table:style-name="ce1">
            <text:p>70662</text:p>
          </table:table-cell>
          <table:table-cell table:style-name="ce1"/>
          <table:table-cell office:value-type="string" table:style-name="ce1">
            <text:p>rate of interest</text:p>
          </table:table-cell>
          <table:table-cell office:value-type="float" office:value="1.7999999999999999E-2" table:formula="of:=0.018" table:style-name="ce1">
            <text:p>0.018</text:p>
          </table:table-cell>
          <table:table-cell office:value-type="float" office:value="50310" table:formula="of:=[.B4]" table:style-name="ce1">
            <text:p>50310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6" table:style-name="ce1"/>
          <table:table-cell office:value-type="float" office:value="51215.58" table:formula="of:=[.G4]*(1+[.$F$4])" table:style-name="ce42">
            <text:p>51216</text:p>
          </table:table-cell>
          <table:table-cell office:value-type="float" office:value="1" table:formula="of:=[.H4]+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rowth rate</text:p>
          </table:table-cell>
          <table:table-cell table:style-name="ce1"/>
          <table:table-cell office:value-type="float" office:value="1071.1578947368421" table:formula="of:=(([.C4]-[.B4])/19)" table:style-name="ce1">
            <text:p>1071.157895</text:p>
          </table:table-cell>
          <table:table-cell table:number-columns-repeated="3" table:style-name="ce1"/>
          <table:table-cell office:value-type="float" office:value="52137.460440000003" table:formula="of:=[.G5]*(1+[.$F$4])" table:style-name="ce42">
            <text:p>52137</text:p>
          </table:table-cell>
          <table:table-cell office:value-type="float" office:value="2" table:formula="of:=[.H5]+1" table:style-name="ce1">
            <text:p>2</text:p>
          </table:table-cell>
          <table:table-cell table:number-columns-repeated="16376"/>
        </table:table-row>
        <table:table-row table:style-name="ro1">
          <table:table-cell table:number-columns-repeated="6" table:style-name="ce1"/>
          <table:table-cell office:value-type="float" office:value="53075.934727920001" table:formula="of:=[.G6]*(1+[.$F$4])" table:style-name="ce42">
            <text:p>53076</text:p>
          </table:table-cell>
          <table:table-cell office:value-type="float" office:value="3" table:formula="of:=[.H6]+1" table:style-name="ce1">
            <text:p>3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office:value-type="string" table:style-name="ce1">
            <text:p>p=c(1+r)**19</text:p>
          </table:table-cell>
          <table:table-cell table:number-columns-repeated="2" table:style-name="ce1"/>
          <table:table-cell office:value-type="float" office:value="54031.30155302256" table:formula="of:=[.G7]*(1+[.$F$4])" table:style-name="ce42">
            <text:p>54031</text:p>
          </table:table-cell>
          <table:table-cell office:value-type="float" office:value="4" table:formula="of:=[.H7]+1" table:style-name="ce1">
            <text:p>4</text:p>
          </table:table-cell>
          <table:table-cell table:number-columns-repeated="16376"/>
        </table:table-row>
        <table:table-row table:style-name="ro1">
          <table:table-cell table:number-columns-repeated="6" table:style-name="ce1"/>
          <table:table-cell office:value-type="float" office:value="55003.86498097697" table:formula="of:=[.G8]*(1+[.$F$4])" table:style-name="ce42">
            <text:p>55004</text:p>
          </table:table-cell>
          <table:table-cell office:value-type="float" office:value="5" table:formula="of:=[.H8]+1" table:style-name="ce1">
            <text:p>5</text:p>
          </table:table-cell>
          <table:table-cell table:number-columns-repeated="16376"/>
        </table:table-row>
        <table:table-row table:style-name="ro1">
          <table:table-cell table:number-columns-repeated="6" table:style-name="ce1"/>
          <table:table-cell office:value-type="float" office:value="55993.934550634556" table:formula="of:=[.G9]*(1+[.$F$4])" table:style-name="ce42">
            <text:p>55994</text:p>
          </table:table-cell>
          <table:table-cell office:value-type="float" office:value="6" table:formula="of:=[.H9]+1" table:style-name="ce1">
            <text:p>6</text:p>
          </table:table-cell>
          <table:table-cell table:number-columns-repeated="16376"/>
        </table:table-row>
        <table:table-row table:style-name="ro4">
          <table:table-cell office:value-type="string" table:style-name="ce6">
            <text:p><text:a xlink:href="https://www.statista.com/statistics/304615/california-gdp-per-capita/">California: per capita real GDP 2000-2019 | Statista</text:a></text:p>
          </table:table-cell>
          <table:table-cell table:number-columns-repeated="5" table:style-name="ce1"/>
          <table:table-cell office:value-type="float" office:value="57001.82537254598" table:formula="of:=[.G10]*(1+[.$F$4])" table:style-name="ce42">
            <text:p>57002</text:p>
          </table:table-cell>
          <table:table-cell office:value-type="float" office:value="7" table:formula="of:=[.H10]+1" table:style-name="ce1">
            <text:p>7</text:p>
          </table:table-cell>
          <table:table-cell table:number-columns-repeated="16376"/>
        </table:table-row>
        <table:table-row table:style-name="ro1">
          <table:table-cell table:number-columns-repeated="6" table:style-name="ce1"/>
          <table:table-cell office:value-type="float" office:value="58027.858229251811" table:formula="of:=[.G11]*(1+[.$F$4])" table:style-name="ce42">
            <text:p>58028</text:p>
          </table:table-cell>
          <table:table-cell office:value-type="float" office:value="8" table:formula="of:=[.H11]+1" table:style-name="ce1">
            <text:p>8</text:p>
          </table:table-cell>
          <table:table-cell table:number-columns-repeated="16376"/>
        </table:table-row>
        <table:table-row table:style-name="ro1">
          <table:table-cell table:number-columns-repeated="6" table:style-name="ce1"/>
          <table:table-cell office:value-type="float" office:value="59072.359677378343" table:formula="of:=[.G12]*(1+[.$F$4])" table:style-name="ce42">
            <text:p>59072</text:p>
          </table:table-cell>
          <table:table-cell office:value-type="float" office:value="9" table:formula="of:=[.H12]+1" table:style-name="ce1">
            <text:p>9</text:p>
          </table:table-cell>
          <table:table-cell table:number-columns-repeated="16376"/>
        </table:table-row>
        <table:table-row table:style-name="ro1">
          <table:table-cell table:number-columns-repeated="6" table:style-name="ce1"/>
          <table:table-cell office:value-type="float" office:value="60135.662151571152" table:formula="of:=[.G13]*(1+[.$F$4])" table:style-name="ce42">
            <text:p>60136</text:p>
          </table:table-cell>
          <table:table-cell office:value-type="float" office:value="10" table:formula="of:=[.H13]+1" table:style-name="ce1">
            <text:p>10</text:p>
          </table:table-cell>
          <table:table-cell table:number-columns-repeated="16376"/>
        </table:table-row>
        <table:table-row table:style-name="ro1">
          <table:table-cell table:number-columns-repeated="6" table:style-name="ce1"/>
          <table:table-cell office:value-type="float" office:value="61218.104070299436" table:formula="of:=[.G14]*(1+[.$F$4])" table:style-name="ce42">
            <text:p>61218</text:p>
          </table:table-cell>
          <table:table-cell office:value-type="float" office:value="11" table:formula="of:=[.H14]+1" table:style-name="ce1">
            <text:p>11</text:p>
          </table:table-cell>
          <table:table-cell table:number-columns-repeated="16376"/>
        </table:table-row>
        <table:table-row table:style-name="ro1">
          <table:table-cell table:number-columns-repeated="6" table:style-name="ce1"/>
          <table:table-cell office:value-type="float" office:value="62320.029943564827" table:formula="of:=[.G15]*(1+[.$F$4])" table:style-name="ce42">
            <text:p>62320</text:p>
          </table:table-cell>
          <table:table-cell office:value-type="float" office:value="12" table:formula="of:=[.H15]+1" table:style-name="ce1">
            <text:p>12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float" office:value="63441.790482548997" table:formula="of:=[.G16]*(1+[.$F$4])" table:style-name="ce42">
            <text:p>63442</text:p>
          </table:table-cell>
          <table:table-cell office:value-type="float" office:value="13" table:formula="of:=[.H16]+1" table:style-name="ce1">
            <text:p>13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float" office:value="64583.742711234881" table:formula="of:=[.G17]*(1+[.$F$4])" table:style-name="ce42">
            <text:p>64584</text:p>
          </table:table-cell>
          <table:table-cell office:value-type="float" office:value="14" table:formula="of:=[.H17]+1" table:style-name="ce1">
            <text:p>14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float" office:value="65746.250080037105" table:formula="of:=[.G18]*(1+[.$F$4])" table:style-name="ce42">
            <text:p>65746</text:p>
          </table:table-cell>
          <table:table-cell office:value-type="float" office:value="15" table:formula="of:=[.H18]+1" table:style-name="ce1">
            <text:p>15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float" office:value="66929.682581477769" table:formula="of:=[.G19]*(1+[.$F$4])" table:style-name="ce42">
            <text:p>66930</text:p>
          </table:table-cell>
          <table:table-cell office:value-type="float" office:value="16" table:formula="of:=[.H19]+1" table:style-name="ce1">
            <text:p>16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float" office:value="68134.416867944368" table:formula="of:=[.G20]*(1+[.$F$4])" table:style-name="ce42">
            <text:p>68134</text:p>
          </table:table-cell>
          <table:table-cell office:value-type="float" office:value="17" table:formula="of:=[.H20]+1" table:style-name="ce1">
            <text:p>17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float" office:value="69360.836371567362" table:formula="of:=[.G21]*(1+[.$F$4])" table:style-name="ce42">
            <text:p>69361</text:p>
          </table:table-cell>
          <table:table-cell office:value-type="float" office:value="18" table:formula="of:=[.H21]+1" table:style-name="ce1">
            <text:p>18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float" office:value="70609.33142625558" table:formula="of:=[.G22]*(1+[.$F$4])" table:style-name="ce42">
            <text:p>70609</text:p>
          </table:table-cell>
          <table:table-cell office:value-type="float" office:value="19" table:formula="of:=[.H22]+1" table:style-name="ce1">
            <text:p>19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number-columns-repeated="16378" table:style-name="ce1"/>
        </table:table-row>
        <table:table-row table:number-rows-repeated="1048552" table:style-name="ro1">
          <table:table-cell table:number-columns-repeated="16384"/>
        </table:table-row>
      </table:table>
      <table:table table:name="remotes" table:style-name="ta1">
        <table:table-column table:style-name="co6" table:number-columns-repeated="9" table:default-cell-style-name="ce1"/>
        <table:table-column table:style-name="co7" table:number-columns-repeated="16375" table:default-cell-style-name="ce1"/>
        <table:table-row table:style-name="ro1">
          <table:table-cell office:value-type="string" table:style-name="ce1">
            <text:p>Growth in the Freelance Marke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float" office:value="2022" table:style-name="ce1">
            <text:p>2022</text:p>
          </table:table-cell>
          <table:table-cell office:value-type="float" office:value="2023" table:formula="of:=[.C3]+1" table:style-name="ce1">
            <text:p>2023</text:p>
          </table:table-cell>
          <table:table-cell office:value-type="float" office:value="2024" table:formula="of:=[.D3]+1" table:style-name="ce1">
            <text:p>2024</text:p>
          </table:table-cell>
          <table:table-cell office:value-type="float" office:value="2025" table:formula="of:=[.E3]+1" table:style-name="ce1">
            <text:p>2025</text:p>
          </table:table-cell>
          <table:table-cell office:value-type="float" office:value="2026" table:formula="of:=[.F3]+1" table:style-name="ce1">
            <text:p>2026</text:p>
          </table:table-cell>
          <table:table-cell office:value-type="float" office:value="2027" table:formula="of:=[.G3]+1" table:style-name="ce1">
            <text:p>2027</text:p>
          </table:table-cell>
          <table:table-cell office:value-type="float" office:value="2028" table:formula="of:=[.H3]+1" table:style-name="ce1">
            <text:p>202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a xlink:href="http://www.techhury.net/">www.techhury.net</text:a></text:p>
          </table:table-cell>
          <table:table-cell table:number-columns-repeated="16383" table:style-name="ce1"/>
        </table:table-row>
        <table:table-row table:style-name="ro1">
          <table:table-cell table:number-columns-repeated="2" table:style-name="ce1"/>
          <table:table-cell office:value-type="float" office:value="4.43" table:style-name="ce1">
            <text:p>4.43</text:p>
          </table:table-cell>
          <table:table-cell table:number-columns-repeated="5" table:style-name="ce1"/>
          <table:table-cell office:value-type="float" office:value="12.01" table:style-name="ce1">
            <text:p>12.0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rowth rate</text:p>
          </table:table-cell>
          <table:table-cell office:value-type="percentage" office:value="0.18" table:style-name="ce43">
            <text:p>18%</text:p>
          </table:table-cell>
          <table:table-cell office:value-type="float" office:value="4.43" table:formula="of:=[.C5]" table:style-name="ce1">
            <text:p>4.43</text:p>
          </table:table-cell>
          <table:table-cell office:value-type="float" office:value="5.2273999999999994" table:formula="of:=[.C6]*(1+[.$B$6])" table:style-name="ce44">
            <text:p>5.23</text:p>
          </table:table-cell>
          <table:table-cell office:value-type="float" office:value="6.1683319999999986" table:formula="of:=[.D6]*(1+[.$B$6])" table:style-name="ce44">
            <text:p>6.17</text:p>
          </table:table-cell>
          <table:table-cell office:value-type="float" office:value="7.2786317599999979" table:formula="of:=[.E6]*(1+[.$B$6])" table:style-name="ce44">
            <text:p>7.28</text:p>
          </table:table-cell>
          <table:table-cell office:value-type="float" office:value="8.5887854767999965" table:formula="of:=[.F6]*(1+[.$B$6])" table:style-name="ce44">
            <text:p>8.59</text:p>
          </table:table-cell>
          <table:table-cell office:value-type="float" office:value="10.134766862623996" table:formula="of:=[.G6]*(1+[.$B$6])" table:style-name="ce44">
            <text:p>10.13</text:p>
          </table:table-cell>
          <table:table-cell office:value-type="float" office:value="11.959024897896315" table:formula="of:=[.H6]*(1+[.$B$6])" table:style-name="ce44">
            <text:p>11.96</text:p>
          </table:table-cell>
          <table:table-cell table:number-columns-repeated="16375"/>
        </table:table-row>
        <table:table-row table:number-rows-repeated="1048570" table:style-name="ro1">
          <table:table-cell table:number-columns-repeated="16384"/>
        </table:table-row>
      </table:table>
      <table:table table:name="land" table:style-name="ta1"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3" table:default-cell-style-name="ce1"/>
        <table:table-column table:style-name="co14" table:default-cell-style-name="ce1"/>
        <table:table-column table:style-name="co6" table:number-columns-repeated="7" table:default-cell-style-name="ce1"/>
        <table:table-column table:style-name="co7" table:number-columns-repeated="16372" table:default-cell-style-name="ce1"/>
        <table:table-row table:style-name="ro1">
          <table:table-cell table:number-columns-repeated="2" table:style-name="ce1"/>
          <table:table-cell office:value-type="string" table:style-name="ce1">
            <text:p>sq kms</text:p>
          </table:table-cell>
          <table:table-cell office:value-type="string" table:style-name="ce1">
            <text:p>hectar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rea of South Africa</text:p>
          </table:table-cell>
          <table:table-cell table:style-name="ce1"/>
          <table:table-cell office:value-type="float" office:value="1221037" table:style-name="ce44">
            <text:p>1,221,037.00</text:p>
          </table:table-cell>
          <table:table-cell office:value-type="float" office:value="122103700" table:formula="of:=[.C2]*100" table:style-name="ce44">
            <text:p>122,103,700.00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table:style-name="ce44"/>
          <table:table-cell table:number-columns-repeated="16382" table:style-name="ce1"/>
        </table:table-row>
        <table:table-row table:style-name="ro1">
          <table:table-cell office:value-type="string" table:style-name="ce1">
            <text:p>families</text:p>
          </table:table-cell>
          <table:table-cell office:value-type="float" office:value="15000000" table:style-name="ce44">
            <text:p>15,000,000.00</text:p>
          </table:table-cell>
          <table:table-cell table:style-name="ce1"/>
          <table:table-cell office:value-type="percentage" office:value="0.12284640023193401" table:formula="of:=[.B4]/[.D2]" table:style-name="ce43">
            <text:p>12%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ne family one plot one hectare</text:p>
          </table:table-cell>
          <table:table-cell table:style-name="ce44"/>
          <table:table-cell table:number-columns-repeated="16382" table:style-name="ce1"/>
        </table:table-row>
        <table:table-row table:style-name="ro1">
          <table:table-cell table:style-name="ce1"/>
          <table:table-cell table:style-name="ce44"/>
          <table:table-cell table:number-columns-repeated="16382" table:style-name="ce1"/>
        </table:table-row>
        <table:table-row table:style-name="ro1">
          <table:table-cell office:value-type="string" table:style-name="ce1">
            <text:p>after one generation</text:p>
          </table:table-cell>
          <table:table-cell office:value-type="float" office:value="30000000" table:formula="of:=[.B4]*2" table:style-name="ce44">
            <text:p>30,000,000.00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44"/>
          <table:table-cell table:number-columns-repeated="16382" table:style-name="ce1"/>
        </table:table-row>
        <table:table-row table:style-name="ro1">
          <table:table-cell office:value-type="string" table:style-name="ce1">
            <text:p>Cost for rural land</text:p>
          </table:table-cell>
          <table:table-cell office:value-type="float" office:value="5000" table:style-name="ce44">
            <text:p>5,000.00</text:p>
          </table:table-cell>
          <table:table-cell table:style-name="ce1"/>
          <table:table-cell office:value-type="float" office:value="150000000000" table:formula="of:=[.B7]*[.B9]" table:style-name="ce45">
            <text:p>$ 150,000,000,000.00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float" office:value="150000" table:formula="of:=[.D9]/1000000" table:style-name="ce46">
            <text:p>$ 150B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a xlink:href="https://en.wikipedia.org/wiki/Provinces_of_South_Africa">https://en.wikipedia.org/wiki/Provinces_of_South_Africa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tatsa, provincial gdp discussion document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47">
            <text:p>area</text:p>
          </table:table-cell>
          <table:table-cell office:value-type="string" table:style-name="ce47">
            <text:p>population</text:p>
          </table:table-cell>
          <table:table-cell office:value-type="string" table:style-name="ce1">
            <text:p>GDP 2022 percentage</text:p>
          </table:table-cell>
          <table:table-cell office:value-type="string" table:style-name="ce1">
            <text:p>GDP 2023 (RBN)</text:p>
          </table:table-cell>
          <table:table-cell office:value-type="string" table:style-name="ce1">
            <text:p>GDP/Hectare</text:p>
          </table:table-cell>
          <table:table-cell office:value-type="string" table:style-name="ce1">
            <text:p>percentage of area</text:p>
          </table:table-cell>
          <table:table-cell table:number-columns-repeated="16377" table:style-name="ce1"/>
        </table:table-row>
        <table:table-row table:style-name="ro6">
          <table:table-cell office:value-type="string" table:style-name="ce48">
            <text:p>Eastern Cape</text:p>
          </table:table-cell>
          <table:table-cell office:value-type="float" office:value="168.96600000000001" table:style-name="ce6">
            <text:p>168.966</text:p>
          </table:table-cell>
          <table:table-cell office:value-type="string" table:style-name="ce6">
            <text:p>7,230,204</text:p>
          </table:table-cell>
          <table:table-cell office:value-type="percentage" office:value="0.77" table:style-name="ce49">
            <text:p>7.7%</text:p>
          </table:table-cell>
          <table:table-cell office:value-type="float" office:value="536.92100000000005" table:formula="of:=([.$E$24]*[.D15])/10" table:style-name="ce16">
            <text:p>537</text:p>
          </table:table-cell>
          <table:table-cell office:value-type="float" office:value="317768663.51810426" table:formula="of:=[.E15]*1000000000/([.B15]*10)" table:style-name="ce1">
            <text:p>317768663.5</text:p>
          </table:table-cell>
          <table:table-cell table:style-name="ce1"/>
          <table:table-cell table:style-name="ce48"/>
          <table:table-cell table:number-columns-repeated="2" table:style-name="ce1"/>
          <table:table-cell table:style-name="ce6"/>
          <table:table-cell office:value-type="string" table:style-name="ce6">
            <text:p><text:a xlink:href="https://en.wikipedia.org/wiki/File:Eastern_Cape_in_South_Africa.svg">https://en.wikipedia.org/wiki/File:Eastern_Cape_in_South_Africa.svg</text:a></text:p>
          </table:table-cell>
          <table:table-cell table:number-columns-repeated="16372"/>
        </table:table-row>
        <table:table-row table:style-name="ro7">
          <table:table-cell office:value-type="string" table:style-name="ce48">
            <text:p><text:a xlink:href="https://en.wikipedia.org/wiki/Free_State_(province)">Free State</text:a></text:p>
          </table:table-cell>
          <table:table-cell office:value-type="float" office:value="129.82499999999999" table:style-name="ce6">
            <text:p>129.825</text:p>
          </table:table-cell>
          <table:table-cell office:value-type="string" table:style-name="ce6">
            <text:p>2,964,412</text:p>
          </table:table-cell>
          <table:table-cell office:value-type="percentage" office:value="0.49" table:formula="of:=0.049*10" table:style-name="ce49">
            <text:p>4.9%</text:p>
          </table:table-cell>
          <table:table-cell office:value-type="float" office:value="341.67700000000002" table:formula="of:=([.$E$24]*[.D16])/10" table:style-name="ce16">
            <text:p>342</text:p>
          </table:table-cell>
          <table:table-cell table:number-columns-repeated="2" table:style-name="ce1"/>
          <table:table-cell table:style-name="ce48"/>
          <table:table-cell table:number-columns-repeated="2" table:style-name="ce1"/>
          <table:table-cell table:style-name="ce6"/>
          <table:table-cell office:value-type="string" table:style-name="ce6">
            <text:p><text:a xlink:href="https://en.wikipedia.org/wiki/File:Free_State_in_South_Africa.svg">https://en.wikipedia.org/wiki/File:Free_State_in_South_Africa.svg</text:a></text:p>
          </table:table-cell>
          <table:table-cell table:number-columns-repeated="16372"/>
        </table:table-row>
        <table:table-row table:style-name="ro7">
          <table:table-cell office:value-type="string" table:style-name="ce48">
            <text:p><text:a xlink:href="https://en.wikipedia.org/wiki/Gauteng">Gauteng</text:a></text:p>
          </table:table-cell>
          <table:table-cell office:value-type="float" office:value="18.178000000000001" table:style-name="ce6">
            <text:p>18.178</text:p>
          </table:table-cell>
          <table:table-cell office:value-type="string" table:style-name="ce6">
            <text:p>15,099,422</text:p>
          </table:table-cell>
          <table:table-cell office:value-type="percentage" office:value="3.31" table:formula="of:=33.1/10" table:style-name="ce49">
            <text:p>33.1%</text:p>
          </table:table-cell>
          <table:table-cell office:value-type="float" office:value="2308.0630000000001" table:formula="of:=([.$E$24]*[.D17])/10" table:style-name="ce16">
            <text:p>2,308</text:p>
          </table:table-cell>
          <table:table-cell table:number-columns-repeated="2" table:style-name="ce1"/>
          <table:table-cell table:style-name="ce48"/>
          <table:table-cell table:number-columns-repeated="2" table:style-name="ce1"/>
          <table:table-cell table:style-name="ce6"/>
          <table:table-cell office:value-type="string" table:style-name="ce6">
            <text:p><text:a xlink:href="https://en.wikipedia.org/wiki/File:Gauteng_in_South_Africa.svg">https://en.wikipedia.org/wiki/File:Gauteng_in_South_Africa.svg</text:a></text:p>
          </table:table-cell>
          <table:table-cell table:number-columns-repeated="16372"/>
        </table:table-row>
        <table:table-row table:style-name="ro6">
          <table:table-cell office:value-type="string" table:style-name="ce48">
            <text:p><text:a xlink:href="https://en.wikipedia.org/wiki/KwaZulu-Natal">KwaZulu-Natal</text:a></text:p>
          </table:table-cell>
          <table:table-cell office:value-type="float" office:value="94.361000000000004" table:style-name="ce6">
            <text:p>94.361</text:p>
          </table:table-cell>
          <table:table-cell office:value-type="string" table:style-name="ce6">
            <text:p>12,423,907</text:p>
          </table:table-cell>
          <table:table-cell office:value-type="percentage" office:value="1.59" table:formula="of:=159/100" table:style-name="ce49">
            <text:p>15.9%</text:p>
          </table:table-cell>
          <table:table-cell office:value-type="float" office:value="1108.7069999999999" table:formula="of:=([.$E$24]*[.D18])/10" table:style-name="ce16">
            <text:p>1,109</text:p>
          </table:table-cell>
          <table:table-cell table:number-columns-repeated="2" table:style-name="ce1"/>
          <table:table-cell table:style-name="ce48"/>
          <table:table-cell table:number-columns-repeated="2" table:style-name="ce1"/>
          <table:table-cell table:style-name="ce6"/>
          <table:table-cell office:value-type="string" table:style-name="ce6">
            <text:p><text:a xlink:href="https://en.wikipedia.org/wiki/File:KwaZulu-Natal_in_South_Africa.svg">https://en.wikipedia.org/wiki/File:KwaZulu-Natal_in_South_Africa.svg</text:a></text:p>
          </table:table-cell>
          <table:table-cell table:number-columns-repeated="16372"/>
        </table:table-row>
        <table:table-row table:style-name="ro7">
          <table:table-cell office:value-type="string" table:style-name="ce48">
            <text:p><text:a xlink:href="https://en.wikipedia.org/wiki/Limpopo">Limpopo</text:a></text:p>
          </table:table-cell>
          <table:table-cell office:value-type="float" office:value="125.754" table:style-name="ce6">
            <text:p>125.754</text:p>
          </table:table-cell>
          <table:table-cell office:value-type="string" table:style-name="ce6">
            <text:p>6,572,720</text:p>
          </table:table-cell>
          <table:table-cell office:value-type="percentage" office:value="0.77" table:formula="of:=7.7/10" table:style-name="ce49">
            <text:p>7.7%</text:p>
          </table:table-cell>
          <table:table-cell office:value-type="float" office:value="536.92100000000005" table:formula="of:=([.$E$24]*[.D19])/10" table:style-name="ce16">
            <text:p>537</text:p>
          </table:table-cell>
          <table:table-cell table:number-columns-repeated="2" table:style-name="ce1"/>
          <table:table-cell table:style-name="ce48"/>
          <table:table-cell table:number-columns-repeated="2" table:style-name="ce1"/>
          <table:table-cell table:style-name="ce6"/>
          <table:table-cell office:value-type="string" table:style-name="ce6">
            <text:p><text:a xlink:href="https://en.wikipedia.org/wiki/File:Limpopo_in_South_Africa.svg">https://en.wikipedia.org/wiki/File:Limpopo_in_South_Africa.svg</text:a></text:p>
          </table:table-cell>
          <table:table-cell table:number-columns-repeated="16372"/>
        </table:table-row>
        <table:table-row table:style-name="ro6">
          <table:table-cell office:value-type="string" table:style-name="ce48">
            <text:p><text:a xlink:href="https://en.wikipedia.org/wiki/Mpumalanga">Mpumalanga</text:a></text:p>
          </table:table-cell>
          <table:table-cell office:value-type="float" office:value="76.495000000000005" table:style-name="ce6">
            <text:p>76.495</text:p>
          </table:table-cell>
          <table:table-cell office:value-type="string" table:style-name="ce6">
            <text:p>5,143,324</text:p>
          </table:table-cell>
          <table:table-cell office:value-type="percentage" office:value="0.8" table:formula="of:=8/10" table:style-name="ce49">
            <text:p>8.0%</text:p>
          </table:table-cell>
          <table:table-cell office:value-type="float" office:value="557.84" table:formula="of:=([.$E$24]*[.D20])/10" table:style-name="ce16">
            <text:p>558</text:p>
          </table:table-cell>
          <table:table-cell table:number-columns-repeated="2" table:style-name="ce1"/>
          <table:table-cell table:style-name="ce48"/>
          <table:table-cell table:number-columns-repeated="2" table:style-name="ce1"/>
          <table:table-cell table:style-name="ce6"/>
          <table:table-cell office:value-type="string" table:style-name="ce6">
            <text:p><text:a xlink:href="https://en.wikipedia.org/wiki/File:Mpumalanga_in_South_Africa.svg">https://en.wikipedia.org/wiki/File:Mpumalanga_in_South_Africa.svg</text:a></text:p>
          </table:table-cell>
          <table:table-cell table:number-columns-repeated="16372"/>
        </table:table-row>
        <table:table-row table:style-name="ro7">
          <table:table-cell office:value-type="string" table:style-name="ce48">
            <text:p><text:a xlink:href="https://en.wikipedia.org/wiki/North_West_(South_African_province)">North West</text:a></text:p>
          </table:table-cell>
          <table:table-cell office:value-type="float" office:value="104.88200000000001" table:style-name="ce6">
            <text:p>104.882</text:p>
          </table:table-cell>
          <table:table-cell office:value-type="string" table:style-name="ce6">
            <text:p>3,804,548</text:p>
          </table:table-cell>
          <table:table-cell office:value-type="percentage" office:value="0.65999999999999992" table:formula="of:=6.6/10" table:style-name="ce49">
            <text:p>6.6%</text:p>
          </table:table-cell>
          <table:table-cell office:value-type="float" office:value="460.21799999999996" table:formula="of:=([.$E$24]*[.D21])/10" table:style-name="ce16">
            <text:p>460</text:p>
          </table:table-cell>
          <table:table-cell table:number-columns-repeated="2" table:style-name="ce1"/>
          <table:table-cell table:style-name="ce48"/>
          <table:table-cell table:number-columns-repeated="2" table:style-name="ce1"/>
          <table:table-cell table:style-name="ce6"/>
          <table:table-cell office:value-type="string" table:style-name="ce6">
            <text:p><text:a xlink:href="https://en.wikipedia.org/wiki/File:North_West_in_South_Africa.svg">https://en.wikipedia.org/wiki/File:North_West_in_South_Africa.svg</text:a></text:p>
          </table:table-cell>
          <table:table-cell table:number-columns-repeated="16372"/>
        </table:table-row>
        <table:table-row table:style-name="ro6">
          <table:table-cell office:value-type="string" table:style-name="ce48">
            <text:p><text:a xlink:href="https://en.wikipedia.org/wiki/Northern_Cape">Northern Cape</text:a></text:p>
          </table:table-cell>
          <table:table-cell office:value-type="float" office:value="372.88900000000001" table:style-name="ce6">
            <text:p>372.889</text:p>
          </table:table-cell>
          <table:table-cell office:value-type="string" table:style-name="ce6">
            <text:p>1,355,946</text:p>
          </table:table-cell>
          <table:table-cell office:value-type="percentage" office:value="0.22" table:style-name="ce49">
            <text:p>2.2%</text:p>
          </table:table-cell>
          <table:table-cell office:value-type="float" office:value="153.40600000000001" table:formula="of:=([.$E$24]*[.D22])/10" table:style-name="ce16">
            <text:p>153</text:p>
          </table:table-cell>
          <table:table-cell table:number-columns-repeated="2" table:style-name="ce1"/>
          <table:table-cell table:style-name="ce48"/>
          <table:table-cell table:number-columns-repeated="2" table:style-name="ce1"/>
          <table:table-cell table:style-name="ce6"/>
          <table:table-cell office:value-type="string" table:style-name="ce6">
            <text:p><text:a xlink:href="https://en.wikipedia.org/wiki/File:Northern_Cape_in_South_Africa.svg">https://en.wikipedia.org/wiki/File:Northern_Cape_in_South_Africa.svg</text:a></text:p>
          </table:table-cell>
          <table:table-cell table:number-columns-repeated="16372"/>
        </table:table-row>
        <table:table-row table:style-name="ro6">
          <table:table-cell office:value-type="string" table:style-name="ce48">
            <text:p>Western Cape</text:p>
          </table:table-cell>
          <table:table-cell office:value-type="float" office:value="129.46199999999999" table:style-name="ce6">
            <text:p>129.462</text:p>
          </table:table-cell>
          <table:table-cell office:value-type="string" table:style-name="ce6">
            <text:p>7,433,019</text:p>
          </table:table-cell>
          <table:table-cell office:value-type="percentage" office:value="1.39" table:formula="of:=139/100" table:style-name="ce49">
            <text:p>13.9%</text:p>
          </table:table-cell>
          <table:table-cell office:value-type="float" office:value="969.24699999999996" table:formula="of:=([.$E$24]*[.D23])/10" table:style-name="ce16">
            <text:p>969</text:p>
          </table:table-cell>
          <table:table-cell table:style-name="ce1"/>
          <table:table-cell office:value-type="percentage" office:value="0.10604581213159765" table:formula="of:=([.B23]/[.B24])" table:style-name="ce49">
            <text:p>1.1%</text:p>
          </table:table-cell>
          <table:table-cell table:style-name="ce48"/>
          <table:table-cell table:number-columns-repeated="2" table:style-name="ce1"/>
          <table:table-cell table:style-name="ce6"/>
          <table:table-cell office:value-type="string" table:style-name="ce6">
            <text:p><text:a xlink:href="https://en.wikipedia.org/wiki/File:Western_Cape_in_South_Africa.svg">https://en.wikipedia.org/wiki/File:Western_Cape_in_South_Africa.svg</text:a></text:p>
          </table:table-cell>
          <table:table-cell table:number-columns-repeated="16372"/>
        </table:table-row>
        <table:table-row table:style-name="ro1">
          <table:table-cell office:value-type="string" table:style-name="ce50">
            <text:p>Republic of South Africa</text:p>
          </table:table-cell>
          <table:table-cell office:value-type="float" office:value="1220.8119999999999" table:formula="of:=SUM([.B15:.B23])" table:style-name="ce1">
            <text:p>1220.812</text:p>
          </table:table-cell>
          <table:table-cell office:value-type="string" table:style-name="ce6">
            <text:p>62,027,503</text:p>
          </table:table-cell>
          <table:table-cell office:value-type="percentage" office:value="1" table:formula="of:=SUM([.D15:.D23])/10" table:style-name="ce51">
            <text:p>100.0%</text:p>
          </table:table-cell>
          <table:table-cell office:value-type="float" office:value="6973" table:style-name="ce1">
            <text:p>6973</text:p>
          </table:table-cell>
          <table:table-cell table:number-columns-repeated="2" table:style-name="ce1"/>
          <table:table-cell table:style-name="ce48"/>
          <table:table-cell table:number-columns-repeated="2" table:style-name="ce1"/>
          <table:table-cell table:style-name="ce6"/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office:value-type="float" office:value="0" table:formula="of:=[.E24]-SUM([.E15:.E23])" table:style-name="ce52">
            <text:p>0</text:p>
          </table:table-cell>
          <table:table-cell table:number-columns-repeated="16379" table:style-name="ce1"/>
        </table:table-row>
        <table:table-row table:number-rows-repeated="1048551" table:style-name="ro1">
          <table:table-cell table:number-columns-repeated="16384"/>
        </table:table-row>
      </table:table>
      <table:table table:name="chinataiwan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6" table:default-cell-style-name="ce1"/>
        <table:table-column table:style-name="co7" table:number-columns-repeated="16379" table:default-cell-style-name="ce1"/>
        <table:table-row table:style-name="ro1">
          <table:table-cell table:style-name="ce1"/>
          <table:table-cell office:value-type="string" table:style-name="ce1">
            <text:p>China</text:p>
          </table:table-cell>
          <table:table-cell table:style-name="ce1"/>
          <table:table-cell office:value-type="string" table:style-name="ce1">
            <text:p>Taiwa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cro dat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opulation</text:p>
          </table:table-cell>
          <table:table-cell office:value-type="float" office:value="141150000" table:style-name="ce53">
            <text:p>141,150,000.00</text:p>
          </table:table-cell>
          <table:table-cell table:style-name="ce44"/>
          <table:table-cell office:value-type="float" office:value="23265000" table:style-name="ce53">
            <text:p>23,265,000.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DP per capita USD</text:p>
          </table:table-cell>
          <table:table-cell office:value-type="float" office:value="12670" table:style-name="ce6">
            <text:p>12670</text:p>
          </table:table-cell>
          <table:table-cell table:style-name="ce1"/>
          <table:table-cell office:value-type="float" office:value="32687" table:style-name="ce6">
            <text:p>32687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DP</text:p>
          </table:table-cell>
          <table:table-cell office:value-type="float" office:value="1788370500000" table:formula="of:=[.B5]*[.B7]" table:style-name="ce53">
            <text:p>1,788,370,500,000.00</text:p>
          </table:table-cell>
          <table:table-cell table:style-name="ce53"/>
          <table:table-cell office:value-type="float" office:value="760463055000" table:formula="of:=[.D5]*[.D7]" table:style-name="ce53">
            <text:p>760,463,055,000.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ax as % of gdp</text:p>
          </table:table-cell>
          <table:table-cell office:value-type="percentage" office:value="0.21" table:style-name="ce38">
            <text:p>21.00%</text:p>
          </table:table-cell>
          <table:table-cell table:style-name="ce38"/>
          <table:table-cell office:value-type="percentage" office:value="8.8999999999999996E-2" table:style-name="ce38">
            <text:p>8.90%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ax Collected USD</text:p>
          </table:table-cell>
          <table:table-cell office:value-type="float" office:value="375557805000" table:formula="of:=[.B9]*[.B11]" table:style-name="ce53">
            <text:p>375,557,805,000.00</text:p>
          </table:table-cell>
          <table:table-cell table:style-name="ce53"/>
          <table:table-cell office:value-type="float" office:value="67681211895" table:formula="of:=[.D9]*[.D11]" table:style-name="ce53">
            <text:p>67,681,211,895.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aiwan/China</text:p>
          </table:table-cell>
          <table:table-cell table:style-name="ce1"/>
          <table:table-cell office:value-type="float" office:value="0.18021516526597017" table:formula="of:=[.D13]/[.B13]" table:style-name="ce54">
            <text:p>0.18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efense Spending</text:p>
          </table:table-cell>
          <table:table-cell office:value-type="float" office:value="285355000.10000002" table:style-name="ce53">
            <text:p>285,355,000.10</text:p>
          </table:table-cell>
          <table:table-cell table:style-name="ce1"/>
          <table:table-cell office:value-type="float" office:value="19000000000" table:style-name="ce44">
            <text:p>19,000,000,000.00</text:p>
          </table:table-cell>
          <table:table-cell office:value-type="string" table:style-name="ce1">
            <text:p>(estimate)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efense as % of GDP</text:p>
          </table:table-cell>
          <table:table-cell office:value-type="percentage" office:value="1.5956145558205084E-2" table:formula="of:=([.B17]/[.B9])*100" table:style-name="ce38">
            <text:p>1.60%</text:p>
          </table:table-cell>
          <table:table-cell table:style-name="ce1"/>
          <table:table-cell office:value-type="percentage" office:value="2.4984777202621631" table:formula="of:=([.D17]/[.D9])*100" table:style-name="ce38">
            <text:p>249.85%</text:p>
          </table:table-cell>
          <table:table-cell table:number-columns-repeated="16380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Reference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a xlink:href="https://www.cfr.org/blog/taiwan-announced-record-defense-budget-it-enough-deter-china">https://www.cfr.org/blog/taiwan-announced-record-defense-budget-it-enough-deter-china</text:a>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a xlink:href="https://countryeconomy.com/countries/compare/china/taiwan?sc=XE34">https://countryeconomy.com/countries/compare/china/taiwan?sc=XE34</text:a></text:p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number-style style:name="N36">
      <number:text>$ </number:text>
      <number:number number:decimal-places="2" number:min-decimal-places="2" number:min-integer-digits="1" number:grouping="true"/>
    </number:number-style>
    <number:number-style style:name="N37P0">
      <number:text>$ </number:text>
      <number:number number:decimal-places="0" number:min-decimal-places="0" number:min-integer-digits="1" number:grouping="true" number:display-factor="1000">
        <number:embedded-text number:position="0">Bn</number:embedded-text>
      </number:number>
    </number:number-style>
    <number:number-style style:name="N37">
      <number:text>$-</number:text>
      <number:number number:decimal-places="0" number:min-decimal-places="0" number:min-integer-digits="1" number:grouping="true" number:display-factor="1000">
        <number:embedded-text number:position="0">Bn</number:embedded-text>
      </number:number>
      <style:map style:condition="value()&gt;=0" style:apply-style-name="N37P0"/>
    </number:number-style>
    <number:percentage-style style:name="N38">
      <number:number number:decimal-places="0" number:min-decimal-places="0" number:min-integer-digits="2">
        <number:embedded-text number:position="1">.</number:embedded-text>
      </number:number>
      <number:text>%</number:text>
    </number:percentage-style>
    <number:percentage-style style:name="N39">
      <number:number number:decimal-places="1" number:min-decimal-places="1" number:min-integer-digits="1"/>
      <number:text>%</number:text>
    </number:percentage-style>
    <number:number-style style:name="N40">
      <number:number number:decimal-places="0" number:min-decimal-places="0" number:min-integer-digits="0" number:grouping="true"/>
    </number:number-style>
    <number:percentage-style style:name="N41">
      <number:number number:decimal-places="3" number:min-decimal-places="3" number:min-integer-digits="1"/>
      <number:text>%</number:text>
    </number:percentage-style>
    <number:number-style style:name="N42P0">
      <number:number number:decimal-places="0" number:min-decimal-places="0" number:min-integer-digits="1" number:grouping="true"/>
    </number:number-style>
    <number:number-style style:name="N4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42P0"/>
    </number:number-style>
    <number:percentage-style style:name="N43">
      <number:number number:decimal-places="1" number:min-decimal-places="1" number:min-integer-digits="2"/>
      <number:text>%</number:text>
    </number:percentage-style>
    <number:number-style style:name="N44P0">
      <number:text>$</number:text>
      <number:number number:decimal-places="2" number:min-decimal-places="2" number:min-integer-digits="1" number:grouping="true"/>
    </number:number-style>
    <number:number-style style:name="N44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44P0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4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830</meta:generator>
    <meta:initial-creator>Marc Beckenstrater</meta:initial-creator>
    <dc:creator>Marc Beckenstrater</dc:creator>
    <meta:creation-date>2024-05-16T13:13:58Z</meta:creation-date>
    <dc:date>2024-08-28T11:28:42Z</dc:date>
    <meta:editing-cycles>48</meta:editing-cycles>
    <meta:editing-duration>PT69054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maximum="2500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63.0pt" svg:width="714.0pt" chart:style-name="Crt0">
        <chart:title chart:style-name="CT00">
          <text:p text:style-name="a0" text:class-names="" text:cond-style-name="">GDP per Capita before and after RMV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chart.$B$1:.$F$1"/>
          </chart:axis>
          <chart:axis chart:dimension="y" chart:name="primary-y" chart:style-name="Axs1">
            <chart:grid chart:class="major" chart:style-name="GMa1"/>
          </chart:axis>
          <chart:series chart:label-cell-address="chart.$A$2" chart:values-cell-range-address="chart.$B$2:.$F$2" chart:class="chart:bar" chart:attached-axis="primary-y" chart:style-name="G0S0">
            <chart:data-point chart:repeated="5"/>
          </chart:series>
          <chart:series chart:label-cell-address="chart.$A$3" chart:values-cell-range-address="chart.$B$3:.$F$3" chart:class="chart:bar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